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80000019413D200E7.jpg" manifest:media-type=""/>
  <manifest:file-entry manifest:full-path="Pictures/1000000000000180000000EFF3F780BE.jpg" manifest:media-type=""/>
  <manifest:file-entry manifest:full-path="Pictures/1000000000000170000000F5CA91277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MT" svg:font-family="ArialMT, 'Arial Unicode MS'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4.45cm" fo:margin-left="0.579cm" table:align="left" style:writing-mode="lr-tb"/>
    </style:style>
    <style:style style:name="Tabla1.A" style:family="table-column">
      <style:table-column-properties style:column-width="7.306cm"/>
    </style:style>
    <style:style style:name="Tabla1.B" style:family="table-column">
      <style:table-column-properties style:column-width="7.14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transparent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transparent" fo:padding="0.097cm" fo:border="0.1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transparent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B2" style:family="table-cell">
      <style:table-cell-properties style:vertical-align="top" fo:background-color="transparent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" style:family="table">
      <style:table-properties style:width="15.199cm" fo:margin-left="0cm" fo:margin-top="0cm" fo:margin-bottom="0cm" table:align="left" style:writing-mode="lr-tb"/>
    </style:style>
    <style:style style:name="Tabla2.A" style:family="table-column">
      <style:table-column-properties style:column-width="7.791cm"/>
    </style:style>
    <style:style style:name="Tabla2.B" style:family="table-column">
      <style:table-column-properties style:column-width="7.40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="0.097cm" fo:border="none">
        <style:background-image/>
      </style:table-cell-properties>
    </style:style>
    <style:style style:name="Tabla3" style:family="table">
      <style:table-properties style:width="15.214cm" fo:margin-left="-0.002cm" fo:margin-top="0cm" fo:margin-bottom="0cm" table:align="left" style:writing-mode="lr-tb"/>
    </style:style>
    <style:style style:name="Tabla3.A" style:family="table-column">
      <style:table-column-properties style:column-width="8.599cm"/>
    </style:style>
    <style:style style:name="Tabla3.B" style:family="table-column">
      <style:table-column-properties style:column-width="6.615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es" fo:country="CO" style:language-asian="es" style:country-asian="CO" style:font-size-complex="10pt"/>
    </style:style>
    <style:style style:name="P2" style:family="paragraph" style:parent-style-name="Header">
      <style:text-properties style:font-name="Arial" style:font-name-complex="Arial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1pt" officeooo:paragraph-rsid="0067f9c7" style:font-size-asian="11pt" style:font-size-complex="11pt"/>
    </style:style>
    <style:style style:name="P4" style:family="paragraph" style:parent-style-name="Text_20_body">
      <style:text-properties fo:color="#000000" style:font-name="Tahoma1" fo:font-size="11.5pt" fo:language="es" fo:country="CO" fo:font-weight="bold" officeooo:paragraph-rsid="0018627c" fo:background-color="#ffffff" style:font-name-asian="Times New Roman1" style:font-size-asian="11.5pt" style:language-asian="es" style:country-asian="CO" style:font-weight-asian="bold" style:font-name-complex="Arial2" style:font-size-complex="11.5pt" style:language-complex="ar" style:country-complex="SA" style:font-weight-complex="bold"/>
    </style:style>
    <style:style style:name="P5" style:family="paragraph" style:parent-style-name="Pa1_2b_1">
      <style:paragraph-properties fo:line-height="100%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style:line-height-at-least="0.176cm" fo:text-align="justify" style:justify-single-word="false" fo:background-color="#ffffff">
        <style:background-image/>
      </style:paragraph-properties>
      <style:text-properties style:font-name="Arial" fo:font-size="11pt" officeooo:paragraph-rsid="0018627c" style:font-size-asian="11pt" style:font-size-complex="11pt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 fo:background-color="#ffffff">
        <style:background-image/>
      </style:paragraph-properties>
      <style:text-properties fo:color="#000000" style:font-name="Arial" fo:font-size="8pt" fo:language="es" fo:country="CO" fo:font-weight="normal" officeooo:rsid="002607de" officeooo:paragraph-rsid="002607de" fo:background-color="#ffffff" style:font-name-asian="Times New Roman1" style:font-size-asian="8pt" style:language-asian="es" style:country-asian="CO" style:font-weight-asian="normal" style:font-name-complex="Arial2" style:font-size-complex="8pt" style:language-complex="ar" style:country-complex="SA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 fo:background-color="#ffffff">
        <style:background-image/>
      </style:paragraph-properties>
      <style:text-properties fo:color="#000000" style:font-name="Arial" fo:font-size="8pt" fo:language="es" fo:country="CO" fo:font-weight="normal" officeooo:rsid="0025f5d1" officeooo:paragraph-rsid="002607de" fo:background-color="#ffffff" style:font-name-asian="Times New Roman1" style:font-size-asian="8pt" style:language-asian="es" style:country-asian="CO" style:font-weight-asian="normal" style:font-name-complex="Arial2" style:font-size-complex="8pt" style:language-complex="ar" style:country-complex="SA" style:font-weight-complex="normal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 fo:background-color="#ffffff">
        <style:background-image/>
      </style:paragraph-properties>
      <style:text-properties style:font-name="Arial" fo:font-size="8pt" officeooo:paragraph-rsid="002607de" style:font-size-asian="8pt" style:font-size-complex="8pt"/>
    </style:style>
    <style:style style:name="P11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orphans="0" fo:widows="0" fo:text-indent="0cm" style:auto-text-indent="false"/>
      <style:text-properties style:font-name="Arial" fo:font-size="11pt" officeooo:paragraph-rsid="0018627c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style:line-height-at-least="0.176cm" fo:text-align="justify" style:justify-single-word="false" fo:orphans="0" fo:widows="0" fo:text-indent="0cm" style:auto-text-indent="false"/>
      <style:text-properties fo:color="#000000" style:font-name="Arial" fo:font-size="11pt" fo:font-weight="normal" officeooo:paragraph-rsid="0018627c" style:font-size-asian="11pt" style:font-weight-asian="normal" style:font-name-complex="Arial2" style:font-size-complex="11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fo:color="#000000" style:font-name="Arial" fo:font-size="8pt" officeooo:paragraph-rsid="0067f9c7" fo:background-color="transparent" style:font-size-asian="8pt" style:font-name-complex="Tahoma" style:font-size-complex="8pt"/>
    </style:style>
    <style:style style:name="P14" style:family="paragraph" style:parent-style-name="Texto_20_independiente_20_31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fo:font-size="11pt" fo:font-style="normal" style:text-underline-style="none" fo:font-weight="normal" officeooo:paragraph-rsid="0018627c" fo:background-color="#ffffff" style:font-name-asian="Calibri1" style:font-size-asian="11pt" style:language-asian="en" style:country-asian="US" style:font-style-asian="normal" style:font-weight-asian="normal" style:font-name-complex="Tahoma2" style:font-size-complex="11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fo:color="#000000" style:text-outline="false" style:text-line-through-style="none" style:font-name="Arial" fo:font-size="8pt" fo:language="es" fo:country="CO" fo:font-style="normal" fo:text-shadow="none" style:text-underline-style="none" fo:font-weight="normal" officeooo:rsid="00d8528f" officeooo:paragraph-rsid="0067f9c7" fo:background-color="transparent" style:font-name-asian="Arial" style:font-size-asian="8pt" style:language-asian="es" style:country-asian="CO" style:font-style-asian="normal" style:font-weight-asian="normal" style:font-name-complex="Tahoma" style:font-size-complex="8pt" style:language-complex="ar" style:country-complex="SA" style:font-weight-complex="normal" style:text-emphasize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style:font-name="Arial" fo:font-size="8pt" fo:font-weight="normal" officeooo:paragraph-rsid="0067f9c7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1pt" officeooo:rsid="0067f9c7" officeooo:paragraph-rsid="0067f9c7" style:font-size-asian="11pt" style:font-size-complex="11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/>
      <style:text-properties fo:color="#000000" style:font-name="Arial" fo:font-size="8pt" fo:font-weight="bold" officeooo:rsid="003b0b99" officeooo:paragraph-rsid="0067f9c7" fo:background-color="transparent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fo:color="#000000" style:font-name="Arial" fo:font-size="8pt" fo:font-weight="normal" officeooo:paragraph-rsid="0067f9c7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fo:color="#000000" style:font-name="Arial" fo:font-size="8pt" officeooo:paragraph-rsid="0067f9c7" fo:background-color="transparent" style:font-size-asian="8pt" style:font-size-complex="8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fo:color="#000000" style:font-name="Arial" fo:font-size="8pt" officeooo:rsid="00d461ae" officeooo:paragraph-rsid="0067f9c7" fo:background-color="transparent" style:font-size-asian="8pt" style:font-size-complex="8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fo:color="#000000" style:font-name="Arial" fo:font-size="8pt" officeooo:rsid="00bb801e" officeooo:paragraph-rsid="0067f9c7" fo:background-color="transparent" style:font-size-asian="8pt" style:font-size-complex="8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0.499cm" fo:text-align="justify" style:justify-single-word="false" fo:text-indent="0cm" style:auto-text-indent="false"/>
      <style:text-properties style:font-name="Arial" fo:font-size="8pt" officeooo:paragraph-rsid="0067f9c7" style:font-size-asian="8pt" style:font-size-complex="8pt"/>
    </style:style>
    <style:style style:name="P24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Arial1" fo:font-size="11pt" officeooo:paragraph-rsid="0018627c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2pt" fo:language="es" fo:country="CO" style:text-underline-style="none" fo:font-weight="normal" officeooo:rsid="0067afc1" officeooo:paragraph-rsid="0067f9c7" style:font-size-asian="12pt" style:language-asian="es" style:country-asian="CO" style:font-weight-asian="normal" style:font-name-complex="Arial2" style:font-size-complex="12pt" style:font-weight-complex="normal"/>
    </style:style>
    <style:style style:name="P26" style:family="paragraph" style:parent-style-name="Standard" style:master-page-name="Standard">
      <style:paragraph-properties fo:margin-left="0cm" fo:margin-right="0cm" fo:margin-top="0cm" fo:margin-bottom="0cm" style:contextual-spacing="false" fo:line-height="0.499cm" fo:text-align="center" style:justify-single-word="false" fo:orphans="0" fo:widows="0" fo:hyphenation-ladder-count="no-limit" fo:text-indent="0cm" style:auto-text-indent="false" style:page-number="auto" fo:background-color="#ffffff">
        <style:background-image/>
      </style:paragraph-properties>
      <style:text-properties fo:font-variant="normal" fo:text-transform="none" fo:color="#000000" style:text-outline="false" style:text-line-through-style="none" style:font-name="Arial" fo:font-size="10.5pt" fo:letter-spacing="normal" fo:language="es" fo:country="CO" fo:font-style="normal" fo:text-shadow="none" style:text-underline-style="none" fo:font-weight="normal" officeooo:rsid="00b1322d" officeooo:paragraph-rsid="0067f9c7" fo:background-color="#ffffff" style:font-name-asian="Times New Roman1" style:font-size-asian="10.5pt" style:language-asian="es" style:country-asian="CO" style:font-style-asian="normal" style:font-weight-asian="normal" style:font-name-complex="Arial2" style:font-size-complex="10.5pt" style:language-complex="ar" style:country-complex="SA" style:font-style-complex="normal" style:font-weight-complex="normal" style:text-emphasize="none" fo:hyphenate="false" fo:hyphenation-remain-char-count="2" fo:hyphenation-push-char-count="2"/>
    </style:style>
    <style:style style:name="P27" style:family="paragraph" style:parent-style-name="Texto_20_independiente_20_31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" fo:font-size="10.5pt" fo:language="es" fo:country="CO" fo:font-style="normal" style:text-underline-style="none" fo:font-weight="normal" officeooo:rsid="00d8528f" officeooo:paragraph-rsid="0067f9c7" fo:background-color="transparent" style:font-name-asian="Times New Roman" style:font-size-asian="10.5pt" style:language-asian="es" style:country-asian="CO" style:font-style-asian="normal" style:font-weight-asian="normal" style:font-name-complex="Tahoma" style:font-size-complex="10.5pt" style:language-complex="ar" style:country-complex="SA" style:font-style-complex="normal" style:font-weight-complex="normal"/>
    </style:style>
    <style:style style:name="P28" style:family="paragraph" style:parent-style-name="Text_20_body" style:master-page-name="Standard">
      <style:paragraph-properties fo:margin-top="0cm" fo:margin-bottom="0cm" style:contextual-spacing="false" fo:line-height="0.499cm" fo:text-align="justify" style:justify-single-word="false" style:page-number="auto"/>
      <style:text-properties officeooo:paragraph-rsid="006a3c45"/>
    </style:style>
    <style:style style:name="T1" style:family="text">
      <style:text-properties fo:color="#00000a" fo:font-size="9pt" fo:font-weight="bold" style:font-size-asian="9pt" style:font-weight-asian="bold" style:font-name-complex="Verdana1" style:font-size-complex="9pt"/>
    </style:style>
    <style:style style:name="T2" style:family="text">
      <style:text-properties fo:color="#00000a" fo:font-weight="bold" style:font-weight-asian="bold" style:font-name-complex="Verdana1"/>
    </style:style>
    <style:style style:name="T3" style:family="text">
      <style:text-properties fo:color="#00000a" style:font-name="Arial" fo:font-size="12pt" fo:font-weight="bold" style:font-size-asian="12pt" style:font-weight-asian="bold" style:font-name-complex="Verdana" style:font-size-complex="12pt"/>
    </style:style>
    <style:style style:name="T4" style:family="text">
      <style:text-properties fo:color="#00000a" style:font-name="Arial" fo:font-size="12pt" fo:font-weight="bold" officeooo:rsid="00335100" style:font-size-asian="12pt" style:font-weight-asian="bold" style:font-name-complex="Verdana" style:font-size-complex="12pt"/>
    </style:style>
    <style:style style:name="T5" style:family="text">
      <style:text-properties fo:color="#00000a" style:font-name="Arial" fo:font-size="12pt" fo:font-weight="bold" officeooo:rsid="00d61dd2" style:font-size-asian="12pt" style:font-weight-asian="bold" style:font-name-complex="Verdana" style:font-size-complex="12pt"/>
    </style:style>
    <style:style style:name="T6" style:family="text">
      <style:text-properties fo:color="#00000a" style:font-name="Arial" fo:font-size="12pt" fo:font-weight="bold" fo:background-color="transparent" style:font-size-asian="12pt" style:font-weight-asian="bold" style:font-name-complex="Verdana" style:font-size-complex="12pt"/>
    </style:style>
    <style:style style:name="T7" style:family="text">
      <style:text-properties fo:color="#00000a" style:font-name="Arial" fo:font-size="12pt" fo:font-weight="bold" officeooo:rsid="00a29636" fo:background-color="transparent" style:font-size-asian="12pt" style:font-weight-asian="bold" style:font-name-complex="Verdana" style:font-size-complex="12pt"/>
    </style:style>
    <style:style style:name="T8" style:family="text">
      <style:text-properties fo:color="#00000a" fo:font-size="12pt" fo:font-weight="bold" officeooo:rsid="006c6dcf" style:font-size-asian="12pt" style:font-weight-asian="bold" style:font-name-complex="Verdana" style:font-size-complex="12pt"/>
    </style:style>
    <style:style style:name="T9" style:family="text">
      <style:text-properties fo:color="#000000" style:font-name="Arial" fo:font-size="12pt" fo:language="es" fo:country="CO" fo:font-weight="bold" officeooo:rsid="00918b29" fo:background-color="transparent" style:font-name-asian="Times New Roman" style:font-size-asian="12pt" style:language-asian="es" style:country-asian="CO" style:font-weight-asian="bold" style:font-name-complex="Arial" style:font-size-complex="12pt" style:language-complex="ar" style:country-complex="SA" style:font-weight-complex="bold"/>
    </style:style>
    <style:style style:name="T10" style:family="text">
      <style:text-properties fo:color="#000000" style:font-name="Arial" fo:font-size="11pt" fo:language="es" fo:country="CO" fo:font-style="normal" style:text-underline-style="none" fo:font-weight="bold" officeooo:rsid="00918b29" fo:background-color="transparent" style:font-name-asian="Times New Roman" style:font-size-asian="11pt" style:language-asian="es" style:country-asian="CO" style:font-style-asian="normal" style:font-weight-asian="bold" style:font-name-complex="Arial" style:font-size-complex="11pt" style:language-complex="ar" style:country-complex="SA" style:font-style-complex="normal" style:font-weight-complex="normal"/>
    </style:style>
    <style:style style:name="T11" style:family="text">
      <style:text-properties fo:color="#000000" style:font-name="Arial" fo:font-size="11pt" fo:language="es" fo:country="CO" fo:font-style="normal" style:text-underline-style="none" fo:font-weight="bold" officeooo:rsid="00bb8308" fo:background-color="transparent" style:font-name-asian="Calibri" style:font-size-asian="11pt" style:language-asian="en" style:country-asian="US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12" style:family="text">
      <style:text-properties fo:color="#000000" style:font-name="Arial" fo:font-size="11pt" fo:language="es" fo:country="CO" fo:font-style="normal" style:text-underline-style="none" fo:font-weight="bold" officeooo:rsid="00918b29" fo:background-color="#ffffff" style:font-name-asian="Times New Roman" style:font-size-asian="11pt" style:language-asian="es" style:country-asian="CO" style:font-style-asian="normal" style:font-weight-asian="bold" style:font-name-complex="Arial" style:font-size-complex="11pt" style:language-complex="ar" style:country-complex="SA" style:font-style-complex="normal" style:font-weight-complex="normal"/>
    </style:style>
    <style:style style:name="T13" style:family="text">
      <style:text-properties fo:color="#000000" style:font-name="Arial" fo:font-size="11pt" fo:language="es" fo:country="CO" fo:font-style="normal" style:text-underline-style="none" fo:font-weight="normal" officeooo:rsid="00918b29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4" style:family="text">
      <style:text-properties fo:color="#000000" style:font-name="Arial" fo:font-size="11pt" fo:language="es" fo:country="CO" fo:font-style="normal" style:text-underline-style="none" fo:font-weight="normal" officeooo:rsid="00918b29" fo:background-color="transparent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5" style:family="text">
      <style:text-properties fo:color="#000000" style:font-name="Arial" fo:font-size="11pt" fo:language="es" fo:country="CO" fo:font-style="normal" style:text-underline-style="none" fo:font-weight="normal" officeooo:rsid="00abf27a" fo:background-color="transparent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6" style:family="text">
      <style:text-properties fo:color="#000000" style:font-name="Arial" fo:font-size="11pt" fo:language="es" fo:country="CO" fo:font-style="normal" style:text-underline-style="none" fo:font-weight="normal" officeooo:rsid="00918b29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7" style:family="text">
      <style:text-properties fo:color="#000000" style:font-name="Arial" fo:font-size="11pt" fo:language="es" fo:country="CO" fo:font-style="normal" style:text-underline-style="none" fo:font-weight="normal" officeooo:rsid="00bb8308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8" style:family="text">
      <style:text-properties fo:color="#000000" style:font-name="Arial" fo:font-size="11pt" fo:language="es" fo:country="CO" fo:font-style="normal" style:text-underline-style="none" fo:font-weight="normal" officeooo:rsid="0005a1a7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9" style:family="text">
      <style:text-properties fo:color="#000000" style:font-name="Arial" fo:font-size="11pt" fo:language="es" fo:country="CO" fo:font-style="normal" style:text-underline-style="none" fo:font-weight="normal" officeooo:rsid="00bc68c4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20" style:family="text">
      <style:text-properties fo:color="#000000" style:font-name="Arial" fo:font-size="11pt" fo:language="es" fo:country="CO" fo:font-style="normal" style:text-underline-style="none" fo:font-weight="normal" officeooo:rsid="0067f9c7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21" style:family="text">
      <style:text-properties fo:color="#000000" style:font-name="Arial" fo:font-size="11pt" fo:language="es" fo:country="CO" fo:font-style="normal" style:text-underline-style="none" fo:font-weight="normal" officeooo:rsid="006e2274" fo:background-color="#ffffff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22" style:family="text">
      <style:text-properties fo:color="#000000" style:font-name="Arial" fo:font-size="11pt" fo:language="es" fo:country="CO" fo:font-style="normal" style:text-underline-style="none" fo:font-weight="normal" officeooo:rsid="00918b29" fo:background-color="#ffffff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23" style:family="text">
      <style:text-properties fo:color="#000000" style:font-name="Arial" fo:font-size="11pt" fo:language="es" fo:country="CO" fo:font-style="normal" style:text-underline-style="none" fo:font-weight="normal" officeooo:rsid="0005a1a7" fo:background-color="#ffffff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24" style:family="text">
      <style:text-properties fo:color="#000000" style:font-name="Arial" fo:font-size="11pt" fo:language="es" fo:country="CO" fo:font-style="normal" style:text-underline-style="none" fo:font-weight="normal" officeooo:rsid="006b1dfc" fo:background-color="#ffffff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25" style:family="text">
      <style:text-properties fo:color="#000000" style:font-name="Arial" fo:font-size="11pt" fo:language="es" fo:country="CO" fo:font-weight="normal" officeooo:rsid="006f7738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26" style:family="text">
      <style:text-properties fo:color="#000000" style:font-name="Arial" fo:font-size="11pt" fo:language="es" fo:country="CO" fo:font-weight="normal" officeooo:rsid="00918b29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27" style:family="text">
      <style:text-properties fo:color="#000000" style:font-name="Arial" fo:font-size="11pt" fo:language="es" fo:country="CO" fo:font-weight="normal" officeooo:rsid="0095dbb8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28" style:family="text">
      <style:text-properties fo:color="#000000" style:font-name="Arial" fo:font-size="11pt" fo:language="es" fo:country="CO" fo:font-weight="normal" officeooo:rsid="00125359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29" style:family="text">
      <style:text-properties fo:color="#000000" style:font-name="Arial" fo:font-size="11pt" fo:language="es" fo:country="CO" fo:font-weight="normal" officeooo:rsid="008398a2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30" style:family="text">
      <style:text-properties fo:color="#000000" style:font-name="Arial" fo:font-size="11pt" fo:language="es" fo:country="CO" fo:font-weight="normal" officeooo:rsid="00ccdcbb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31" style:family="text">
      <style:text-properties fo:color="#000000" style:font-name="Arial" fo:font-size="11pt" fo:language="es" fo:country="CO" fo:font-weight="normal" officeooo:rsid="00b36b47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32" style:family="text">
      <style:text-properties fo:color="#000000" style:font-name="Arial" fo:font-size="11pt" fo:language="es" fo:country="CO" fo:font-weight="normal" officeooo:rsid="009355b6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33" style:family="text">
      <style:text-properties fo:color="#000000" style:font-name="Arial" fo:font-size="11pt" fo:language="es" fo:country="CO" fo:font-weight="normal" officeooo:rsid="006c6dcf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34" style:family="text">
      <style:text-properties fo:color="#000000" style:font-name="Arial" fo:font-size="11pt" fo:language="es" fo:country="CO" fo:font-weight="normal" officeooo:rsid="00d8528f" fo:background-color="transparent" style:font-name-asian="Times New Roman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35" style:family="text">
      <style:text-properties fo:color="#000000" style:font-name="Arial" fo:font-size="11pt" fo:language="es" fo:country="CO" fo:font-weight="normal" officeooo:rsid="00125359" fo:background-color="transparent" style:font-name-asian="Calibri" style:font-size-asian="11pt" style:language-asian="en" style:country-asian="US" style:font-weight-asian="normal" style:font-name-complex="Verdana" style:font-size-complex="11pt" style:language-complex="ar" style:country-complex="SA" style:font-weight-complex="normal"/>
    </style:style>
    <style:style style:name="T36" style:family="text">
      <style:text-properties fo:color="#000000" style:font-name="Arial" fo:font-size="11pt" fo:language="es" fo:country="CO" fo:font-weight="normal" officeooo:rsid="00a3975d" fo:background-color="transparent" style:font-name-asian="Calibri" style:font-size-asian="11pt" style:language-asian="en" style:country-asian="US" style:font-weight-asian="normal" style:font-name-complex="Verdana" style:font-size-complex="11pt" style:language-complex="ar" style:country-complex="SA" style:font-weight-complex="normal"/>
    </style:style>
    <style:style style:name="T37" style:family="text">
      <style:text-properties fo:color="#000000" style:font-name="Arial" fo:font-size="11pt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38" style:family="text">
      <style:text-properties fo:color="#000000" style:font-name="Arial" fo:font-size="11pt" fo:language="es" fo:country="CO" fo:font-weight="bold" officeooo:rsid="006f7738" style:font-name-asian="Times New Roman" style:font-size-asian="11pt" style:language-asian="es" style:country-asian="CO" style:font-weight-asian="bold" style:font-name-complex="Arial" style:font-size-complex="11pt" style:language-complex="ar" style:country-complex="SA" style:font-weight-complex="bold"/>
    </style:style>
    <style:style style:name="T39" style:family="text">
      <style:text-properties fo:color="#000000" style:font-name="Arial" fo:font-size="11pt" fo:language="es" fo:country="CO" fo:font-weight="bold" style:font-size-asian="11pt" style:font-weight-asian="bold" style:font-name-complex="Tahoma" style:font-size-complex="11pt"/>
    </style:style>
    <style:style style:name="T40" style:family="text">
      <style:text-properties fo:color="#000000" style:font-name="Arial" fo:font-size="11pt" fo:language="es" fo:country="CO" fo:font-weight="bold" officeooo:rsid="0067afc1" style:font-size-asian="11pt" style:language-asian="es" style:country-asian="CO" style:font-weight-asian="bold" style:font-name-complex="Verdana" style:font-size-complex="11pt" style:font-weight-complex="bold"/>
    </style:style>
    <style:style style:name="T41" style:family="text">
      <style:text-properties fo:color="#000000" style:font-name="Arial" fo:font-size="11pt" fo:language="es" fo:country="CO" fo:font-weight="bold" officeooo:rsid="0099b4ed" style:font-size-asian="11pt" style:language-asian="es" style:country-asian="CO" style:font-weight-asian="bold" style:font-name-complex="Verdana" style:font-size-complex="11pt" style:font-weight-complex="bold"/>
    </style:style>
    <style:style style:name="T42" style:family="text">
      <style:text-properties fo:color="#000000" style:font-name="Arial" fo:font-size="11pt" fo:language="es" fo:country="CO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T43" style:family="text">
      <style:text-properties fo:color="#000000" style:font-name="Arial" fo:font-size="11pt" fo:language="es" fo:country="CO" style:text-underline-style="solid" style:text-underline-width="auto" style:text-underline-color="font-color" fo:font-weight="bold" style:font-name-asian="ArialMT" style:font-size-asian="11pt" style:language-asian="en" style:country-asian="US" style:font-weight-asian="bold" style:font-name-complex="Tahoma" style:font-size-complex="11pt"/>
    </style:style>
    <style:style style:name="T44" style:family="text">
      <style:text-properties fo:color="#000000" style:font-name="Arial" fo:font-size="11pt" fo:language="es" fo:country="CO" style:font-size-asian="11pt" style:font-name-complex="Tahoma" style:font-size-complex="11pt"/>
    </style:style>
    <style:style style:name="T45" style:family="text">
      <style:text-properties fo:color="#000000" style:font-name="Arial" fo:font-size="11pt" fo:language="es" fo:country="CO" style:font-name-asian="ArialMT" style:font-size-asian="11pt" style:language-asian="en" style:country-asian="US" style:font-name-complex="Tahoma" style:font-size-complex="11pt"/>
    </style:style>
    <style:style style:name="T46" style:family="text">
      <style:text-properties fo:color="#000000" style:font-name="Arial" fo:font-size="11pt" fo:language="es" fo:country="CO" style:text-underline-style="none" fo:font-weight="bold" officeooo:rsid="0067afc1" style:font-size-asian="11pt" style:language-asian="es" style:country-asian="CO" style:font-weight-asian="bold" style:font-name-complex="Verdana" style:font-size-complex="11pt" style:font-weight-complex="bold"/>
    </style:style>
    <style:style style:name="T47" style:family="text">
      <style:text-properties fo:color="#000000" style:font-name="Arial" fo:font-size="11pt" fo:language="es" fo:country="CO" style:text-underline-style="none" fo:font-weight="normal" officeooo:rsid="0067afc1" style:font-size-asian="11pt" style:language-asian="es" style:country-asian="CO" style:font-weight-asian="normal" style:font-name-complex="Verdana" style:font-size-complex="11pt" style:font-weight-complex="normal"/>
    </style:style>
    <style:style style:name="T48" style:family="text">
      <style:text-properties fo:color="#000000" style:font-name="Arial" fo:font-size="11pt" fo:language="es" fo:country="CO" style:text-underline-style="none" fo:font-weight="normal" officeooo:rsid="0067afc1" style:font-size-asian="11pt" style:language-asian="es" style:country-asian="CO" style:font-weight-asian="normal" style:font-name-complex="Arial2" style:font-size-complex="11pt" style:font-weight-complex="normal"/>
    </style:style>
    <style:style style:name="T49" style:family="text">
      <style:text-properties fo:color="#000000" style:font-name="Arial" fo:font-size="11pt" fo:letter-spacing="-0.005cm" fo:language="es" fo:country="ES" fo:font-weight="normal" officeooo:rsid="00125359" fo:background-color="transparent" style:font-name-asian="Times New Roman" style:font-size-asian="11pt" style:language-asian="zh" style:country-asian="CN" style:font-weight-asian="normal" style:font-name-complex="Verdana" style:font-size-complex="11pt" style:language-complex="ar" style:country-complex="SA" style:font-weight-complex="normal"/>
    </style:style>
    <style:style style:name="T50" style:family="text">
      <style:text-properties fo:color="#000000" style:font-name="Arial" fo:font-size="11pt" fo:letter-spacing="-0.005cm" fo:language="es" fo:country="ES" fo:font-weight="normal" officeooo:rsid="00125359" fo:background-color="transparent" style:font-name-asian="Times New Roman" style:font-size-asian="11pt" style:language-asian="zh" style:country-asian="CN" style:font-weight-asian="normal" style:font-name-complex="Tahoma" style:font-size-complex="11pt" style:language-complex="ar" style:country-complex="SA" style:font-weight-complex="normal"/>
    </style:style>
    <style:style style:name="T51" style:family="text">
      <style:text-properties fo:color="#000000" style:font-name="Arial" fo:font-size="11pt" fo:letter-spacing="-0.005cm" fo:language="es" fo:country="ES" fo:font-weight="normal" officeooo:rsid="00125359" fo:background-color="transparent" style:font-name-asian="Calibri" style:font-size-asian="11pt" style:language-asian="en" style:country-asian="US" style:font-weight-asian="normal" style:font-name-complex="Verdana" style:font-size-complex="11pt" style:language-complex="ar" style:country-complex="SA" style:font-weight-complex="normal"/>
    </style:style>
    <style:style style:name="T52" style:family="text">
      <style:text-properties fo:color="#000000" style:font-name="Arial" fo:font-size="11pt" fo:letter-spacing="-0.005cm" fo:language="es" fo:country="ES" style:font-name-asian="Times New Roman" style:font-size-asian="11pt" style:language-asian="zh" style:country-asian="CN" style:font-name-complex="Verdana" style:font-size-complex="11pt" style:language-complex="ar" style:country-complex="SA" style:font-weight-complex="bold"/>
    </style:style>
    <style:style style:name="T53" style:family="text">
      <style:text-properties fo:color="#000000" style:font-name="Arial" fo:font-size="11pt" fo:letter-spacing="-0.005cm" fo:language="es" fo:country="CO" fo:font-weight="normal" officeooo:rsid="00125359" fo:background-color="transparent" style:font-name-asian="Calibri" style:font-size-asian="11pt" style:language-asian="en" style:country-asian="US" style:font-weight-asian="normal" style:font-name-complex="Verdana" style:font-size-complex="11pt" style:language-complex="ar" style:country-complex="SA" style:font-weight-complex="normal"/>
    </style:style>
    <style:style style:name="T54" style:family="text">
      <style:text-properties fo:color="#000000" style:font-name="Arial" fo:font-size="11pt" fo:letter-spacing="-0.005cm" fo:language="es" fo:country="CO" fo:font-weight="bold" officeooo:rsid="00125359" fo:background-color="transparent" style:font-name-asian="Calibri" style:font-size-asian="11pt" style:language-asian="en" style:country-asian="US" style:font-weight-asian="bold" style:font-name-complex="Verdana" style:font-size-complex="11pt" style:language-complex="ar" style:country-complex="SA" style:font-weight-complex="bold"/>
    </style:style>
    <style:style style:name="T55" style:family="text">
      <style:text-properties fo:color="#000000" style:font-name="Arial" fo:font-size="11pt" fo:language="es" fo:country="ES" style:font-name-asian="Times New Roman" style:font-size-asian="11pt" style:font-name-complex="Tahoma" style:font-size-complex="11pt" style:language-complex="ar" style:country-complex="SA"/>
    </style:style>
    <style:style style:name="T56" style:family="text">
      <style:text-properties fo:color="#000000" style:font-name="Arial" fo:font-size="11pt" fo:language="es" fo:country="ES" style:font-name-asian="Times New Roman" style:font-size-asian="11pt" style:font-name-complex="Tahoma" style:font-size-complex="11pt" style:language-complex="ar" style:country-complex="SA" style:font-weight-complex="bold"/>
    </style:style>
    <style:style style:name="T57" style:family="text">
      <style:text-properties fo:color="#000000" style:font-name="Arial" fo:font-size="11pt" fo:language="es" fo:country="ES" officeooo:rsid="00335100" style:font-name-asian="Times New Roman" style:font-size-asian="11pt" style:font-name-complex="Tahoma" style:font-size-complex="11pt" style:language-complex="ar" style:country-complex="SA"/>
    </style:style>
    <style:style style:name="T58" style:family="text">
      <style:text-properties fo:color="#000000" style:font-name="Arial" fo:font-size="11pt" fo:language="es" fo:country="ES" officeooo:rsid="00b2138a" style:font-name-asian="Times New Roman" style:font-size-asian="11pt" style:font-name-complex="Tahoma" style:font-size-complex="11pt" style:language-complex="ar" style:country-complex="SA"/>
    </style:style>
    <style:style style:name="T59" style:family="text">
      <style:text-properties fo:color="#000000" style:font-name="Arial" fo:font-size="11pt" fo:language="es" fo:country="ES" officeooo:rsid="00d61dd2" style:font-name-asian="Times New Roman" style:font-size-asian="11pt" style:font-name-complex="Tahoma" style:font-size-complex="11pt" style:language-complex="ar" style:country-complex="SA"/>
    </style:style>
    <style:style style:name="T60" style:family="text">
      <style:text-properties fo:color="#000000" style:font-name="Arial" fo:font-size="11pt" fo:language="es" fo:country="ES" style:font-name-asian="Times New Roman" style:font-size-asian="11pt" style:language-asian="zh" style:country-asian="CN" style:font-name-complex="Tahoma" style:font-size-complex="11pt" style:language-complex="ar" style:country-complex="SA"/>
    </style:style>
    <style:style style:name="T61" style:family="text">
      <style:text-properties fo:color="#000000" style:font-name="Arial" fo:font-size="11pt" fo:language="es" fo:country="ES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62" style:family="text">
      <style:text-properties fo:color="#000000" style:font-name="Arial" fo:font-size="11pt" fo:language="es" fo:country="ES" officeooo:rsid="0099b6c2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63" style:family="text">
      <style:text-properties fo:color="#000000" style:font-name="Arial" fo:font-size="11pt" fo:language="es" fo:country="ES" officeooo:rsid="00918b29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64" style:family="text">
      <style:text-properties fo:color="#000000" style:font-name="Arial" fo:font-size="11pt" fo:language="es" fo:country="ES" officeooo:rsid="008e6e4a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65" style:family="text">
      <style:text-properties fo:color="#000000" style:font-name="Arial" fo:font-size="11pt" fo:language="es" fo:country="ES" fo:font-weight="bold" style:font-name-asian="Times New Roman" style:font-size-asian="11pt" style:font-weight-asian="bold" style:font-name-complex="Tahoma" style:font-size-complex="11pt" style:language-complex="ar" style:country-complex="SA"/>
    </style:style>
    <style:style style:name="T66" style:family="text">
      <style:text-properties fo:color="#000000" style:font-name="Arial" fo:font-size="11pt" fo:language="es" fo:country="ES" fo:font-weight="bold" style:font-name-asian="Times New Roman" style:font-size-asian="11pt" style:font-weight-asian="bold" style:font-name-complex="Tahoma" style:font-size-complex="11pt" style:language-complex="ar" style:country-complex="SA" style:font-weight-complex="bold"/>
    </style:style>
    <style:style style:name="T67" style:family="text">
      <style:text-properties fo:color="#000000" style:font-name="Arial" fo:font-size="11pt" fo:language="es" fo:country="ES" fo:font-weight="bold" officeooo:rsid="0049507b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68" style:family="text">
      <style:text-properties fo:color="#000000" style:font-name="Arial" fo:font-size="11pt" fo:language="es" fo:country="ES" fo:font-weight="bold" officeooo:rsid="009d7e53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69" style:family="text">
      <style:text-properties fo:color="#000000" style:font-name="Arial" fo:font-size="11pt" fo:language="es" fo:country="ES" fo:font-weight="bold" officeooo:rsid="00a63755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70" style:family="text">
      <style:text-properties fo:color="#000000" style:font-name="Arial" fo:font-size="11pt" fo:language="es" fo:country="ES" fo:font-weight="bold" officeooo:rsid="00268352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71" style:family="text">
      <style:text-properties fo:color="#000000" style:font-name="Arial" fo:font-size="11pt" fo:language="es" fo:country="ES" fo:font-weight="bold" officeooo:rsid="00a45e05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72" style:family="text">
      <style:text-properties fo:color="#000000" style:font-name="Arial" fo:font-size="11pt" fo:language="es" fo:country="ES" fo:font-weight="bold" officeooo:rsid="007566f5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73" style:family="text">
      <style:text-properties fo:color="#000000" style:font-name="Arial" fo:font-size="11pt" fo:language="es" fo:country="ES" fo:font-weight="bold" officeooo:rsid="00d8528f" style:font-name-asian="Times New Roman" style:font-size-asian="11pt" style:language-asian="zh" style:country-asian="CN" style:font-weight-asian="bold" style:font-name-complex="Tahoma" style:font-size-complex="11pt" style:language-complex="ar" style:country-complex="SA" style:font-weight-complex="bold"/>
    </style:style>
    <style:style style:name="T74" style:family="text">
      <style:text-properties fo:color="#000000" style:font-name="Arial" fo:font-size="11pt" fo:language="es" fo:country="ES" fo:font-weight="bold" style:font-name-asian="Times New Roman" style:font-size-asian="11pt" style:language-asian="es" style:country-asian="CO" style:font-weight-asian="bold" style:font-name-complex="Verdana" style:font-size-complex="11pt" style:language-complex="ar" style:country-complex="SA" style:font-weight-complex="bold"/>
    </style:style>
    <style:style style:name="T75" style:family="text">
      <style:text-properties fo:color="#000000" style:font-name="Arial" fo:font-size="11pt" fo:language="es" fo:country="ES" fo:font-weight="bold" officeooo:rsid="00a45e05" style:font-name-asian="Times New Roman" style:font-size-asian="11pt" style:language-asian="es" style:country-asian="CO" style:font-weight-asian="bold" style:font-name-complex="Verdana" style:font-size-complex="11pt" style:language-complex="ar" style:country-complex="SA" style:font-weight-complex="bold"/>
    </style:style>
    <style:style style:name="T76" style:family="text">
      <style:text-properties fo:color="#000000" style:font-name="Arial" fo:font-size="11pt" fo:language="es" fo:country="ES" fo:font-weight="bold" officeooo:rsid="009fdf86" style:font-name-asian="Times New Roman" style:font-size-asian="11pt" style:language-asian="es" style:country-asian="CO" style:font-weight-asian="bold" style:font-name-complex="Verdana" style:font-size-complex="11pt" style:language-complex="ar" style:country-complex="SA" style:font-weight-complex="bold"/>
    </style:style>
    <style:style style:name="T77" style:family="text">
      <style:text-properties fo:color="#000000" style:font-name="Arial" fo:font-size="11pt" fo:language="es" fo:country="ES" fo:font-weight="bold" style:font-name-asian="Times New Roman" style:font-size-asian="11pt" style:language-asian="es" style:country-asian="CO" style:font-weight-asian="bold" style:font-name-complex="Verdana" style:font-size-complex="11pt" style:language-complex="ar" style:country-complex="SA" style:font-weight-complex="normal"/>
    </style:style>
    <style:style style:name="T78" style:family="text">
      <style:text-properties fo:color="#000000" style:font-name="Arial" fo:font-size="11pt" fo:language="es" fo:country="ES" fo:font-weight="bold" fo:background-color="transparent" style:font-name-asian="Times New Roman" style:font-size-asian="11pt" style:language-asian="es" style:country-asian="CO" style:font-weight-asian="bold" style:font-name-complex="Verdana" style:font-size-complex="11pt" style:language-complex="ar" style:country-complex="SA" style:font-weight-complex="bold"/>
    </style:style>
    <style:style style:name="T79" style:family="text">
      <style:text-properties fo:color="#000000" style:font-name="Arial" fo:font-size="11pt" fo:language="es" fo:country="ES" fo:font-weight="bold" officeooo:rsid="0049507b" fo:background-color="transparent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80" style:family="text">
      <style:text-properties fo:color="#000000" style:font-name="Arial" fo:font-size="11pt" fo:language="es" fo:country="ES" fo:font-weight="bold" officeooo:rsid="00d8528f" style:font-size-asian="11pt" style:font-name-complex="Tahoma" style:font-size-complex="11pt" style:font-weight-complex="bold"/>
    </style:style>
    <style:style style:name="T81" style:family="text">
      <style:text-properties fo:color="#000000" style:font-name="Arial" fo:font-size="11pt" fo:language="es" fo:country="ES" fo:font-weight="bold" officeooo:rsid="00877040" style:font-size-asian="11pt" style:font-weight-asian="bold" style:font-name-complex="Arial" style:font-size-complex="11pt" style:font-weight-complex="bold"/>
    </style:style>
    <style:style style:name="T82" style:family="text">
      <style:text-properties fo:color="#000000" style:font-name="Arial" fo:font-size="11pt" fo:language="es" fo:country="ES" fo:font-weight="bold" officeooo:rsid="00a63755" style:font-size-asian="11pt" style:font-weight-asian="bold" style:font-name-complex="Arial" style:font-size-complex="11pt" style:font-weight-complex="bold"/>
    </style:style>
    <style:style style:name="T83" style:family="text">
      <style:text-properties fo:color="#000000" style:font-name="Arial" fo:font-size="11pt" fo:language="es" fo:country="ES" fo:font-weight="bold" officeooo:rsid="008cf74e" style:font-size-asian="11pt" style:font-weight-asian="bold" style:font-name-complex="Arial" style:font-size-complex="11pt" style:font-weight-complex="bold"/>
    </style:style>
    <style:style style:name="T84" style:family="text">
      <style:text-properties fo:color="#000000" style:font-name="Arial" fo:font-size="11pt" fo:language="es" fo:country="ES" fo:font-weight="bold" officeooo:rsid="008cf74e" style:font-size-asian="11pt" style:font-weight-asian="bold" style:font-name-complex="Tahoma" style:font-size-complex="11pt" style:font-weight-complex="bold"/>
    </style:style>
    <style:style style:name="T85" style:family="text">
      <style:text-properties fo:color="#000000" style:font-name="Arial" fo:font-size="11pt" fo:language="es" fo:country="ES" style:text-underline-style="solid" style:text-underline-width="auto" style:text-underline-color="font-color" fo:font-weight="bold" style:font-name-asian="Times New Roman" style:font-size-asian="11pt" style:font-weight-asian="bold" style:font-name-complex="Tahoma" style:font-size-complex="11pt" style:language-complex="ar" style:country-complex="SA"/>
    </style:style>
    <style:style style:name="T86" style:family="text">
      <style:text-properties fo:color="#000000" style:font-name="Arial" fo:font-size="11pt" fo:language="es" fo:country="ES" style:text-underline-style="solid" style:text-underline-width="auto" style:text-underline-color="font-color" fo:font-weight="bold" style:font-name-asian="Times New Roman" style:font-size-asian="11pt" style:font-weight-asian="bold" style:font-name-complex="Tahoma" style:font-size-complex="11pt" style:language-complex="ar" style:country-complex="SA" style:font-weight-complex="bold"/>
    </style:style>
    <style:style style:name="T87" style:family="text">
      <style:text-properties fo:color="#000000" style:font-name="Arial" fo:font-size="11pt" fo:language="es" fo:country="ES" style:text-underline-style="solid" style:text-underline-width="auto" style:text-underline-color="font-color" fo:font-weight="bold" officeooo:rsid="00a45e05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88" style:family="text">
      <style:text-properties fo:color="#000000" style:font-name="Arial" fo:font-size="11pt" fo:language="es" fo:country="ES" style:text-underline-style="solid" style:text-underline-width="auto" style:text-underline-color="font-color" fo:font-weight="bold" officeooo:rsid="007566f5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89" style:family="text">
      <style:text-properties fo:color="#000000" style:font-name="Arial" fo:font-size="11pt" fo:language="es" fo:country="ES" style:text-underline-style="solid" style:text-underline-width="auto" style:text-underline-color="font-color" fo:font-weight="bold" officeooo:rsid="0067afc1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90" style:family="text">
      <style:text-properties fo:color="#000000" style:font-name="Arial" fo:font-size="11pt" fo:language="es" fo:country="ES" style:text-underline-style="solid" style:text-underline-width="auto" style:text-underline-color="font-color" fo:font-weight="bold" officeooo:rsid="00698be7" style:font-name-asian="Times New Roman" style:font-size-asian="11pt" style:language-asian="zh" style:country-asian="CN" style:font-weight-asian="bold" style:font-name-complex="Verdana" style:font-size-complex="11pt" style:language-complex="ar" style:country-complex="SA" style:font-weight-complex="bold"/>
    </style:style>
    <style:style style:name="T91" style:family="text">
      <style:text-properties fo:color="#000000" style:font-name="Arial" fo:font-size="11pt" fo:language="es" fo:country="ES" fo:font-weight="normal" style:font-name-asian="Calibri" style:font-size-asian="11pt" style:language-asian="es" style:country-asian="CO" style:font-weight-asian="normal" style:font-name-complex="Arial" style:font-size-complex="11pt" style:language-complex="ar" style:country-complex="SA" style:font-weight-complex="normal"/>
    </style:style>
    <style:style style:name="T92" style:family="text">
      <style:text-properties fo:color="#000000" style:font-name="Arial" fo:font-size="11pt" fo:language="es" fo:country="ES" fo:font-weight="normal" style:font-name-asian="Times New Roman" style:font-size-asian="11pt" style:language-asian="es" style:country-asian="CO" style:font-weight-asian="normal" style:font-name-complex="Verdana" style:font-size-complex="11pt" style:language-complex="ar" style:country-complex="SA" style:font-weight-complex="normal"/>
    </style:style>
    <style:style style:name="T93" style:family="text">
      <style:text-properties fo:color="#000000" style:font-name="Arial" fo:font-size="11pt" fo:language="es" fo:country="ES" fo:font-weight="normal" officeooo:rsid="009a72d0" style:font-name-asian="Times New Roman" style:font-size-asian="11pt" style:language-asian="es" style:country-asian="CO" style:font-weight-asian="normal" style:font-name-complex="Verdana" style:font-size-complex="11pt" style:language-complex="ar" style:country-complex="SA" style:font-weight-complex="normal"/>
    </style:style>
    <style:style style:name="T94" style:family="text">
      <style:text-properties fo:color="#000000" style:font-name="Arial" fo:font-size="11pt" fo:language="es" fo:country="ES" fo:font-weight="normal" officeooo:rsid="00a45e05" style:font-name-asian="Times New Roman" style:font-size-asian="11pt" style:language-asian="es" style:country-asian="CO" style:font-weight-asian="normal" style:font-name-complex="Verdana" style:font-size-complex="11pt" style:language-complex="ar" style:country-complex="SA" style:font-weight-complex="normal"/>
    </style:style>
    <style:style style:name="T95" style:family="text">
      <style:text-properties fo:color="#000000" style:font-name="Arial" fo:font-size="11pt" fo:language="es" fo:country="ES" fo:font-weight="normal" officeooo:rsid="008cf74e" style:font-name-asian="Times New Roman" style:font-size-asian="11pt" style:language-asian="es" style:country-asian="CO" style:font-weight-asian="normal" style:font-name-complex="Verdana" style:font-size-complex="11pt" style:language-complex="ar" style:country-complex="SA" style:font-weight-complex="normal"/>
    </style:style>
    <style:style style:name="T96" style:family="text">
      <style:text-properties fo:color="#000000" style:font-name="Arial" fo:font-size="11pt" fo:language="es" fo:country="ES" fo:font-weight="normal" style:font-name-asian="Times New Roman" style:font-size-asian="11pt" style:language-asian="zh" style:country-asian="CN" style:font-weight-asian="normal" style:font-name-complex="Tahoma" style:font-size-complex="11pt" style:language-complex="ar" style:country-complex="SA" style:font-weight-complex="normal"/>
    </style:style>
    <style:style style:name="T97" style:family="text">
      <style:text-properties fo:color="#000000" style:font-name="Arial" fo:font-size="11pt" fo:language="es" fo:country="ES" fo:font-weight="normal" officeooo:rsid="00d461ae" style:font-name-asian="Times New Roman" style:font-size-asian="11pt" style:language-asian="zh" style:country-asian="CN" style:font-weight-asian="normal" style:font-name-complex="Tahoma" style:font-size-complex="11pt" style:language-complex="ar" style:country-complex="SA" style:font-weight-complex="normal"/>
    </style:style>
    <style:style style:name="T98" style:family="text">
      <style:text-properties fo:color="#000000" style:font-name="Arial" fo:font-size="11pt" fo:language="es" fo:country="ES" fo:font-weight="normal" officeooo:rsid="00268352" style:font-name-asian="Times New Roman" style:font-size-asian="11pt" style:language-asian="zh" style:country-asian="CN" style:font-weight-asian="normal" style:font-name-complex="Tahoma" style:font-size-complex="11pt" style:language-complex="ar" style:country-complex="SA" style:font-weight-complex="normal"/>
    </style:style>
    <style:style style:name="T99" style:family="text">
      <style:text-properties fo:color="#000000" style:font-name="Arial" fo:font-size="11pt" fo:language="es" fo:country="ES" fo:font-weight="normal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00" style:family="text">
      <style:text-properties fo:color="#000000" style:font-name="Arial" fo:font-size="11pt" fo:language="es" fo:country="ES" fo:font-weight="normal" fo:background-color="#ffffff" style:font-size-asian="11pt" style:font-weight-asian="normal" style:font-name-complex="Arial" style:font-size-complex="11pt" style:font-weight-complex="normal"/>
    </style:style>
    <style:style style:name="T101" style:family="text">
      <style:text-properties fo:color="#000000" style:font-name="Arial" fo:font-size="11pt" fo:language="es" fo:country="ES" fo:font-weight="normal" style:font-size-asian="11pt" style:font-weight-asian="normal" style:font-name-complex="Tahoma" style:font-size-complex="11pt" style:font-weight-complex="normal"/>
    </style:style>
    <style:style style:name="T102" style:family="text">
      <style:text-properties fo:color="#000000" style:font-name="Arial" fo:font-size="11pt" fo:language="es" fo:country="ES" fo:font-weight="normal" officeooo:rsid="001b3de3" style:font-size-asian="11pt" style:font-weight-asian="normal" style:font-name-complex="Tahoma" style:font-size-complex="11pt" style:font-weight-complex="normal"/>
    </style:style>
    <style:style style:name="T103" style:family="text">
      <style:text-properties fo:color="#000000" style:font-name="Arial" fo:font-size="11pt" fo:language="es" fo:country="ES" fo:font-weight="normal" officeooo:rsid="008cf74e" style:font-size-asian="11pt" style:font-weight-asian="normal" style:font-name-complex="Tahoma" style:font-size-complex="11pt" style:font-weight-complex="normal"/>
    </style:style>
    <style:style style:name="T104" style:family="text">
      <style:text-properties fo:color="#000000" style:font-name="Arial" fo:font-size="11pt" fo:language="es" fo:country="ES" fo:font-weight="normal" officeooo:rsid="009355b6" style:font-size-asian="11pt" style:font-weight-asian="normal" style:font-name-complex="Tahoma" style:font-size-complex="11pt" style:font-weight-complex="normal"/>
    </style:style>
    <style:style style:name="T105" style:family="text">
      <style:text-properties fo:color="#000000" style:font-name="Arial" fo:font-size="11pt" fo:language="es" fo:country="ES" fo:font-weight="normal" officeooo:rsid="00f5a274" style:font-size-asian="11pt" style:font-weight-asian="normal" style:font-name-complex="Tahoma" style:font-size-complex="11pt" style:font-weight-complex="normal"/>
    </style:style>
    <style:style style:name="T106" style:family="text">
      <style:text-properties fo:color="#000000" style:font-name="Arial" fo:font-size="11pt" fo:language="es" fo:country="ES" fo:font-weight="normal" officeooo:rsid="008398a2" style:font-size-asian="11pt" style:font-weight-asian="normal" style:font-name-complex="Tahoma" style:font-size-complex="11pt" style:font-weight-complex="normal"/>
    </style:style>
    <style:style style:name="T107" style:family="text">
      <style:text-properties fo:color="#000000" style:font-name="Arial" fo:font-size="11pt" fo:language="es" fo:country="ES" fo:font-weight="normal" officeooo:rsid="008cf74e" style:font-size-asian="11pt" style:font-weight-asian="normal" style:font-name-complex="Arial" style:font-size-complex="11pt" style:font-weight-complex="normal"/>
    </style:style>
    <style:style style:name="T108" style:family="text">
      <style:text-properties fo:color="#000000" style:font-name="Arial" fo:font-size="11pt" fo:language="es" fo:country="ES" fo:font-weight="normal" officeooo:rsid="008e6e4a" style:font-size-asian="11pt" style:font-weight-asian="normal" style:font-name-complex="Arial" style:font-size-complex="11pt" style:font-weight-complex="normal"/>
    </style:style>
    <style:style style:name="T109" style:family="text">
      <style:text-properties fo:color="#000000" style:font-name="Arial" fo:font-size="11pt" fo:language="es" fo:country="ES" fo:font-weight="normal" officeooo:rsid="009355b6" style:font-size-asian="11pt" style:font-weight-asian="normal" style:font-name-complex="Arial" style:font-size-complex="11pt" style:font-weight-complex="normal"/>
    </style:style>
    <style:style style:name="T110" style:family="text">
      <style:text-properties fo:color="#000000" style:font-name="Arial" fo:font-size="11pt" fo:language="es" fo:country="ES" fo:font-weight="normal" fo:background-color="transparent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11" style:family="text">
      <style:text-properties fo:color="#000000" style:font-name="Arial" fo:font-size="11pt" fo:language="es" fo:country="ES" fo:font-weight="normal" officeooo:rsid="005abd81" fo:background-color="transparent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12" style:family="text">
      <style:text-properties fo:color="#000000" style:font-name="Arial" fo:font-size="11pt" fo:language="es" fo:country="ES" fo:font-weight="normal" officeooo:rsid="00bb801e" fo:background-color="transparent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T113" style:family="text">
      <style:text-properties fo:color="#000000" style:font-name="Arial" fo:font-size="11pt" fo:language="es" fo:country="ES" fo:font-style="normal" fo:font-weight="normal" officeooo:rsid="009fdf86" fo:background-color="transparent" style:font-name-asian="Times New Roman" style:font-size-asian="11pt" style:language-asian="es" style:country-asian="CO" style:font-style-asian="normal" style:font-weight-asian="normal" style:font-name-complex="Verdana" style:font-size-complex="11pt" style:language-complex="ar" style:country-complex="SA" style:font-style-complex="normal" style:font-weight-complex="normal"/>
    </style:style>
    <style:style style:name="T114" style:family="text">
      <style:text-properties fo:color="#000000" style:font-name="Arial" fo:font-size="11pt" fo:language="es" fo:country="ES" fo:font-style="normal" fo:font-weight="normal" officeooo:rsid="009fcfcf" fo:background-color="transparent" style:font-name-asian="Times New Roman" style:font-size-asian="11pt" style:language-asian="es" style:country-asian="CO" style:font-style-asian="normal" style:font-weight-asian="normal" style:font-name-complex="Verdana" style:font-size-complex="11pt" style:language-complex="ar" style:country-complex="SA" style:font-style-complex="normal" style:font-weight-complex="normal"/>
    </style:style>
    <style:style style:name="T115" style:family="text">
      <style:text-properties fo:color="#000000" style:font-name="Arial" fo:font-size="11pt" fo:language="es" fo:country="ES" fo:font-style="normal" fo:font-weight="normal" officeooo:rsid="00a43b83" fo:background-color="transparent" style:font-name-asian="Times New Roman" style:font-size-asian="11pt" style:language-asian="es" style:country-asian="CO" style:font-style-asian="normal" style:font-weight-asian="normal" style:font-name-complex="Verdana" style:font-size-complex="11pt" style:language-complex="ar" style:country-complex="SA" style:font-style-complex="normal" style:font-weight-complex="normal"/>
    </style:style>
    <style:style style:name="T116" style:family="text">
      <style:text-properties fo:color="#000000" style:font-name="Arial" fo:font-size="11pt" fo:language="es" fo:country="ES" fo:font-style="normal" fo:font-weight="bold" officeooo:rsid="0049507b" style:font-name-asian="Times New Roman" style:font-size-asian="11pt" style:language-asian="zh" style:country-asian="CN" style:font-style-asian="normal" style:font-weight-asian="bold" style:font-name-complex="Verdana" style:font-size-complex="11pt" style:language-complex="ar" style:country-complex="SA" style:font-style-complex="normal" style:font-weight-complex="bold"/>
    </style:style>
    <style:style style:name="T117" style:family="text">
      <style:text-properties fo:color="#000000" style:font-name="Arial" fo:font-size="11pt" fo:language="es" fo:country="ES" fo:background-color="transparent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8" style:family="text">
      <style:text-properties fo:color="#000000" style:font-name="Arial" fo:font-size="11pt" fo:language="es" fo:country="ES" officeooo:rsid="00918b29" fo:background-color="transparent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9" style:family="text">
      <style:text-properties fo:color="#000000" style:font-name="Arial" fo:font-size="11pt" fo:language="es" fo:country="ES" officeooo:rsid="00949ac4" fo:background-color="#ffffff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0" style:family="text">
      <style:text-properties fo:color="#000000" style:font-name="Arial" fo:font-size="11pt" fo:language="es" fo:country="ES" officeooo:rsid="00877040" fo:background-color="#ffffff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1" style:family="text">
      <style:text-properties fo:color="#000000" style:font-name="Arial" fo:font-size="11pt" fo:language="es" fo:country="ES" officeooo:rsid="008e6e4a" fo:background-color="#ffffff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2" style:family="text">
      <style:text-properties fo:color="#000000" style:font-name="Arial" fo:font-size="11pt" fo:language="es" fo:country="ES" officeooo:rsid="003771eb" fo:background-color="#ffffff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3" style:family="text">
      <style:text-properties fo:color="#000000" style:font-name="Arial" fo:font-size="11pt" fo:language="es" fo:country="ES" officeooo:rsid="006df726" fo:background-color="#ffffff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4" style:family="text">
      <style:text-properties fo:color="#000000" style:font-name="Arial" fo:font-size="11pt" fo:language="es" fo:country="ES" style:font-size-asian="11pt" style:font-name-complex="Arial" style:font-size-complex="11pt"/>
    </style:style>
    <style:style style:name="T125" style:family="text">
      <style:text-properties fo:color="#000000" style:font-name="Arial" fo:font-size="11pt" fo:font-weight="bold" style:font-size-asian="11pt" style:font-weight-asian="bold" style:font-name-complex="Tahoma" style:font-size-complex="11pt"/>
    </style:style>
    <style:style style:name="T126" style:family="text">
      <style:text-properties fo:color="#000000" style:font-name="Arial" fo:font-size="11pt" fo:font-weight="bold" style:font-size-asian="11pt" style:font-weight-asian="bold" style:font-name-complex="Tahoma" style:font-size-complex="11pt" style:font-weight-complex="bold"/>
    </style:style>
    <style:style style:name="T127" style:family="text">
      <style:text-properties fo:color="#000000" style:font-name="Arial" fo:font-size="11pt" fo:font-weight="bold" officeooo:rsid="000e8158" style:font-size-asian="11pt" style:font-weight-asian="bold" style:font-name-complex="Tahoma" style:font-size-complex="11pt" style:font-weight-complex="bold"/>
    </style:style>
    <style:style style:name="T128" style:family="text"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T129" style:family="text">
      <style:text-properties fo:color="#000000" style:font-name="Arial" fo:font-size="11pt" fo:font-weight="bold" officeooo:rsid="0067afc1" style:font-size-asian="11pt" style:font-weight-asian="bold" style:font-name-complex="Verdana" style:font-size-complex="11pt" style:font-weight-complex="bold"/>
    </style:style>
    <style:style style:name="T130" style:family="text">
      <style:text-properties fo:color="#000000" style:font-name="Arial" fo:font-size="11pt" fo:font-weight="bold" officeooo:rsid="007459df" style:font-size-asian="11pt" style:font-weight-asian="bold" style:font-name-complex="Verdana" style:font-size-complex="11pt" style:font-weight-complex="bold"/>
    </style:style>
    <style:style style:name="T131" style:family="text">
      <style:text-properties fo:color="#000000" style:font-name="Arial" fo:font-size="11pt" fo:font-weight="bold" fo:background-color="transparent" style:font-size-asian="11pt" style:font-weight-asian="bold" style:font-name-complex="Tahoma" style:font-size-complex="11pt"/>
    </style:style>
    <style:style style:name="T132" style:family="text">
      <style:text-properties fo:color="#000000" style:font-name="Arial" fo:font-size="11pt" fo:font-weight="bold" fo:background-color="transparent" style:font-size-asian="11pt" style:font-weight-asian="bold" style:font-name-complex="Tahoma" style:font-size-complex="11pt" style:font-weight-complex="bold"/>
    </style:style>
    <style:style style:name="T133" style:family="text">
      <style:text-properties fo:color="#000000" style:font-name="Arial" fo:font-size="11pt" style:font-size-asian="11pt" style:font-name-complex="Tahoma" style:font-size-complex="11pt"/>
    </style:style>
    <style:style style:name="T134" style:family="text">
      <style:text-properties fo:color="#000000" style:font-name="Arial" fo:font-size="11pt" style:font-size-asian="11pt" style:font-name-complex="Tahoma" style:font-size-complex="11pt" style:font-weight-complex="bold"/>
    </style:style>
    <style:style style:name="T135" style:family="text">
      <style:text-properties fo:color="#000000" style:font-name="Arial" fo:font-size="11pt" officeooo:rsid="0075bbc6" style:font-size-asian="11pt" style:font-name-complex="Tahoma" style:font-size-complex="11pt"/>
    </style:style>
    <style:style style:name="T136" style:family="text">
      <style:text-properties fo:color="#000000" style:font-name="Arial" fo:font-size="11pt" officeooo:rsid="002a7da2" style:font-size-asian="11pt" style:font-name-complex="Tahoma" style:font-size-complex="11pt"/>
    </style:style>
    <style:style style:name="T137" style:family="text">
      <style:text-properties fo:color="#000000" style:font-name="Arial" fo:font-size="11pt" style:font-size-asian="11pt" style:font-name-complex="Arial" style:font-size-complex="11pt"/>
    </style:style>
    <style:style style:name="T138" style:family="text">
      <style:text-properties fo:color="#000000" style:font-name="Arial" fo:font-size="11pt" style:font-size-asian="11pt" style:font-name-complex="Verdana" style:font-size-complex="11pt" style:font-weight-complex="bold"/>
    </style:style>
    <style:style style:name="T139" style:family="text">
      <style:text-properties fo:color="#000000" style:font-name="Arial" fo:font-size="11pt" officeooo:rsid="00681a83" style:font-size-asian="11pt" style:font-name-complex="Verdana" style:font-size-complex="11pt" style:font-weight-complex="bold"/>
    </style:style>
    <style:style style:name="T140" style:family="text">
      <style:text-properties fo:color="#000000" style:font-name="Arial" fo:font-size="11pt" officeooo:rsid="0067afc1" style:font-size-asian="11pt" style:font-name-complex="Verdana" style:font-size-complex="11pt" style:font-weight-complex="bold"/>
    </style:style>
    <style:style style:name="T141" style:family="text">
      <style:text-properties fo:color="#000000" style:font-name="Arial" fo:font-size="11pt" style:text-underline-style="solid" style:text-underline-width="auto" style:text-underline-color="font-color" fo:font-weight="bold" fo:background-color="transparent" style:font-size-asian="11pt" style:font-weight-asian="bold" style:font-name-complex="Tahoma" style:font-size-complex="11pt"/>
    </style:style>
    <style:style style:name="T142" style:family="text"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name-complex="Tahoma" style:font-size-complex="11pt"/>
    </style:style>
    <style:style style:name="T143" style:family="text">
      <style:text-properties fo:color="#000000" style:font-name="Arial" fo:font-size="11pt" fo:background-color="transparent" style:font-size-asian="11pt" style:font-name-complex="Tahoma" style:font-size-complex="11pt"/>
    </style:style>
    <style:style style:name="T144" style:family="text">
      <style:text-properties fo:color="#000000" style:font-name="Arial" fo:font-size="11pt" officeooo:rsid="00335100" fo:background-color="transparent" style:font-size-asian="11pt" style:font-name-complex="Tahoma" style:font-size-complex="11pt"/>
    </style:style>
    <style:style style:name="T145" style:family="text">
      <style:text-properties fo:color="#000000" style:font-name="Arial" fo:font-size="11pt" fo:background-color="transparent" style:font-size-asian="11pt" style:font-name-complex="Arial" style:font-size-complex="11pt"/>
    </style:style>
    <style:style style:name="T146" style:family="text">
      <style:text-properties fo:color="#000000" style:font-name="Arial" fo:font-size="11pt" fo:font-weight="normal" style:font-size-asian="11pt" style:font-weight-asian="normal" style:font-name-complex="Tahoma" style:font-size-complex="11pt" style:font-weight-complex="normal"/>
    </style:style>
    <style:style style:name="T147" style:family="text">
      <style:text-properties fo:color="#000000" style:font-name="Arial" fo:font-size="11pt" fo:font-weight="normal" officeooo:rsid="007459df" style:font-size-asian="11pt" style:font-weight-asian="normal" style:font-name-complex="Verdana" style:font-size-complex="11pt" style:font-weight-complex="normal"/>
    </style:style>
    <style:style style:name="T148" style:family="text">
      <style:text-properties fo:color="#000000" style:font-name="Arial" fo:font-size="11pt" fo:font-weight="normal" officeooo:rsid="0067afc1" style:font-size-asian="11pt" style:font-weight-asian="normal" style:font-name-complex="Verdana" style:font-size-complex="11pt" style:font-weight-complex="normal"/>
    </style:style>
    <style:style style:name="T149" style:family="text">
      <style:text-properties fo:color="#000000" style:font-name="Arial" fo:font-size="11pt" fo:font-weight="normal" officeooo:rsid="00596778" style:font-size-asian="11pt" style:font-weight-asian="normal" style:font-name-complex="Verdana" style:font-size-complex="11pt" style:font-weight-complex="normal"/>
    </style:style>
    <style:style style:name="T150" style:family="text">
      <style:text-properties fo:color="#000000" style:font-name="Arial" fo:font-size="11pt" fo:font-weight="normal" officeooo:rsid="0095dbb8" style:font-size-asian="11pt" style:font-weight-asian="normal" style:font-name-complex="Verdana" style:font-size-complex="11pt" style:font-weight-complex="normal"/>
    </style:style>
    <style:style style:name="T151" style:family="text">
      <style:text-properties fo:color="#000000" style:font-name="Arial" fo:font-size="11pt" fo:font-weight="normal" officeooo:rsid="0067afc1" style:font-size-asian="11pt" style:font-weight-asian="normal" style:font-name-complex="Verdana" style:font-size-complex="11pt" style:font-weight-complex="bold"/>
    </style:style>
    <style:style style:name="T152" style:family="text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53" style:family="text">
      <style:text-properties fo:color="#000000" style:font-name="Arial" fo:font-size="11pt" fo:font-style="normal" style:text-underline-style="none" fo:font-weight="normal" officeooo:rsid="001ef001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54" style:family="text">
      <style:text-properties fo:color="#000000" style:font-name="Arial" fo:font-size="11pt" fo:font-style="normal" style:text-underline-style="none" fo:font-weight="normal" officeooo:rsid="00956ac1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55" style:family="text">
      <style:text-properties fo:color="#000000" style:font-name="Arial" fo:font-size="11pt" fo:font-style="normal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T156" style:family="text">
      <style:text-properties fo:color="#000000" style:font-name="Arial" fo:font-size="11pt" fo:font-style="normal" style:text-underline-style="none" fo:font-weight="bold" officeooo:rsid="007459df" style:font-size-asian="11pt" style:font-style-asian="normal" style:font-weight-asian="bold" style:font-name-complex="Tahoma" style:font-size-complex="11pt" style:font-style-complex="normal" style:font-weight-complex="bold"/>
    </style:style>
    <style:style style:name="T157" style:family="text">
      <style:text-properties fo:color="#000000" style:font-name="Arial" fo:font-size="11pt" fo:font-style="normal" style:text-underline-style="none" fo:font-weight="bold" officeooo:rsid="001ef001" style:font-size-asian="11pt" style:font-style-asian="normal" style:font-weight-asian="bold" style:font-name-complex="Tahoma" style:font-size-complex="11pt" style:font-style-complex="normal" style:font-weight-complex="bold"/>
    </style:style>
    <style:style style:name="T158" style:family="text">
      <style:text-properties fo:color="#000000" style:font-name="Arial" fo:font-size="11pt" fo:font-style="normal" style:text-underline-style="none" fo:font-weight="bold" officeooo:rsid="00956ac1" style:font-size-asian="11pt" style:font-style-asian="normal" style:font-weight-asian="bold" style:font-name-complex="Tahoma" style:font-size-complex="11pt" style:font-style-complex="normal" style:font-weight-complex="bold"/>
    </style:style>
    <style:style style:name="T159" style:family="text">
      <style:text-properties fo:color="#000000" style:font-name="Arial" fo:font-size="11pt" fo:letter-spacing="-0.037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0" style:family="text">
      <style:text-properties fo:color="#000000" style:font-name="Arial" fo:font-size="11pt" fo:letter-spacing="0.042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1" style:family="text">
      <style:text-properties fo:color="#000000" style:font-name="Arial" fo:font-size="11pt" fo:letter-spacing="0.095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2" style:family="text">
      <style:text-properties fo:color="#000000" style:font-name="Arial" fo:font-size="11pt" fo:letter-spacing="0.041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3" style:family="text">
      <style:text-properties fo:color="#000000" style:font-name="Arial" fo:font-size="11pt" fo:letter-spacing="0.055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4" style:family="text">
      <style:text-properties fo:color="#000000" style:font-name="Arial" fo:font-size="11pt" fo:letter-spacing="0.053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5" style:family="text">
      <style:text-properties fo:color="#000000" style:font-name="Arial" fo:font-size="11pt" fo:letter-spacing="0.046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6" style:family="text">
      <style:text-properties fo:color="#000000" style:font-name="Arial" fo:font-size="11pt" fo:letter-spacing="0.069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7" style:family="text">
      <style:text-properties fo:color="#000000" style:font-name="Arial" fo:font-size="11pt" fo:letter-spacing="0.056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8" style:family="text">
      <style:text-properties fo:color="#000000" style:font-name="Arial" fo:font-size="11pt" fo:letter-spacing="0.064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69" style:family="text">
      <style:text-properties fo:color="#000000" style:font-name="Arial" fo:font-size="11pt" fo:letter-spacing="0.049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0" style:family="text">
      <style:text-properties fo:color="#000000" style:font-name="Arial" fo:font-size="11pt" fo:letter-spacing="0.065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1" style:family="text">
      <style:text-properties fo:color="#000000" style:font-name="Arial" fo:font-size="11pt" fo:letter-spacing="0.044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2" style:family="text">
      <style:text-properties fo:color="#000000" style:font-name="Arial" fo:font-size="11pt" fo:letter-spacing="0.088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3" style:family="text">
      <style:text-properties fo:color="#000000" style:font-name="Arial" fo:font-size="11pt" fo:letter-spacing="0.051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4" style:family="text">
      <style:text-properties fo:color="#000000" style:font-name="Arial" fo:font-size="11pt" fo:letter-spacing="0.079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5" style:family="text">
      <style:text-properties fo:color="#000000" style:font-name="Arial" fo:font-size="11pt" fo:letter-spacing="0.067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6" style:family="text">
      <style:text-properties fo:color="#000000" style:font-name="Arial" fo:font-size="11pt" fo:letter-spacing="0.09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7" style:family="text">
      <style:text-properties fo:color="#000000" style:font-name="Arial" fo:font-size="11pt" fo:letter-spacing="0.062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8" style:family="text">
      <style:text-properties fo:color="#000000" style:font-name="Arial" fo:font-size="11pt" fo:letter-spacing="0.058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79" style:family="text">
      <style:text-properties fo:color="#000000" style:font-name="Arial" fo:font-size="11pt" fo:letter-spacing="0.039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80" style:family="text">
      <style:text-properties fo:color="#000000" style:font-name="Arial" fo:font-size="11pt" fo:letter-spacing="0.035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81" style:family="text">
      <style:text-properties fo:color="#000000" style:font-name="Arial" fo:font-size="11pt" fo:letter-spacing="-0.056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82" style:family="text">
      <style:text-properties fo:color="#000000" style:font-name="Arial" fo:font-size="11pt" fo:letter-spacing="0.037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83" style:family="text">
      <style:text-properties fo:color="#000000" style:font-name="Arial" fo:font-size="11pt" fo:letter-spacing="-0.053cm" fo:language="es" fo:country="CO" fo:font-weight="normal" officeooo:rsid="0099b4ed" style:font-size-asian="11pt" style:language-asian="es" style:country-asian="CO" style:font-weight-asian="normal" style:font-name-complex="Verdana" style:font-size-complex="11pt" style:font-weight-complex="normal"/>
    </style:style>
    <style:style style:name="T184" style:family="text">
      <style:text-properties fo:color="#000000" fo:language="es" fo:country="CO" fo:font-weight="normal" style:font-name-asian="Calibri1" style:language-asian="en" style:country-asian="US" style:font-weight-asian="normal" style:font-name-complex="Tahoma2" style:font-weight-complex="normal"/>
    </style:style>
    <style:style style:name="T185" style:family="text">
      <style:text-properties fo:color="#000000" fo:language="es" fo:country="CO" fo:font-weight="normal" officeooo:rsid="0025f5d1" fo:background-color="#ffffff" style:font-name-asian="Times New Roman1" style:language-asian="es" style:country-asian="CO" style:font-weight-asian="normal" style:font-name-complex="Arial2" style:language-complex="ar" style:country-complex="SA" style:font-weight-complex="normal"/>
    </style:style>
    <style:style style:name="T186" style:family="text">
      <style:text-properties fo:color="#000000" fo:language="es" fo:country="CO" fo:font-weight="normal" officeooo:rsid="002607de" fo:background-color="#ffffff" style:font-name-asian="Times New Roman1" style:language-asian="es" style:country-asian="CO" style:font-weight-asian="normal" style:font-name-complex="Arial2" style:language-complex="ar" style:country-complex="SA" style:font-weight-complex="normal"/>
    </style:style>
    <style:style style:name="T187" style:family="text">
      <style:text-properties fo:color="#000000" style:text-outline="false" style:text-line-through-style="none" style:font-name="Arial" fo:font-size="11pt" fo:language="es" fo:country="ES" fo:font-style="normal" fo:text-shadow="none" style:text-underline-style="none" fo:font-weight="normal" style:font-name-asian="Times New Roman" style:font-size-asian="11pt" style:language-asian="zxx" style:country-asian="none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/>
    </style:style>
    <style:style style:name="T188" style:family="text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189" style:family="text">
      <style:text-properties fo:color="#000000" style:text-outline="false" style:text-line-through-style="none" style:font-name="Arial" fo:font-size="11pt" fo:font-style="normal" fo:text-shadow="none" style:text-underline-style="none" fo:font-weight="normal" officeooo:rsid="006df726" style:font-size-asian="11pt" style:font-style-asian="normal" style:font-weight-asian="normal" style:font-size-complex="11pt" style:text-emphasize="none"/>
    </style:style>
    <style:style style:name="T190" style:family="text">
      <style:text-properties fo:color="#000000" style:text-outline="false" style:text-line-through-style="none" style:font-name="Arial" fo:font-size="11pt" fo:font-style="normal" fo:text-shadow="none" style:text-underline-style="none" fo:font-weight="normal" fo:background-color="transparent" style:font-size-asian="11pt" style:font-style-asian="normal" style:font-weight-asian="normal" style:font-name-complex="Tahoma" style:font-size-complex="11pt" style:text-emphasize="none"/>
    </style:style>
    <style:style style:name="T191" style:family="text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weight-complex="bold" style:text-emphasize="none"/>
    </style:style>
    <style:style style:name="T192" style:family="text">
      <style:text-properties fo:color="#000000" style:text-outline="false" style:text-line-through-style="none" style:font-name="Arial" fo:font-size="11pt" fo:font-style="normal" fo:text-shadow="none" style:text-underline-style="none" fo:font-weight="bold" officeooo:rsid="00d8528f" style:font-size-asian="11pt" style:font-style-asian="normal" style:font-weight-asian="bold" style:font-size-complex="11pt" style:font-weight-complex="bold" style:text-emphasize="none"/>
    </style:style>
    <style:style style:name="T193" style:family="text">
      <style:text-properties fo:color="#000000" style:text-outline="false" style:text-line-through-style="none" style:font-name="Arial" fo:font-size="11pt" fo:font-style="normal" fo:text-shadow="none" style:text-underline-style="none" fo:font-weight="bold" officeooo:rsid="006df726" style:font-size-asian="11pt" style:font-style-asian="normal" style:font-weight-asian="bold" style:font-size-complex="11pt" style:font-weight-complex="bold" style:text-emphasize="none"/>
    </style:style>
    <style:style style:name="T194" style:family="text">
      <style:text-properties fo:color="#000000" fo:font-weight="normal" style:font-weight-asian="normal" style:font-name-complex="Arial2" style:font-weight-complex="normal"/>
    </style:style>
    <style:style style:name="T195" style:family="text">
      <style:text-properties fo:color="#000000" fo:background-color="transparent"/>
    </style:style>
    <style:style style:name="T196" style:family="text">
      <style:text-properties fo:font-size="9pt" style:font-size-asian="9pt"/>
    </style:style>
    <style:style style:name="T197" style:family="text">
      <style:text-properties fo:font-variant="normal" fo:text-transform="none" fo:color="#000000" style:font-name="Arial" fo:font-size="11pt" fo:language="es" fo:country="ES" fo:font-weight="normal" fo:background-color="transparent" style:font-size-asian="11pt" style:font-weight-asian="normal" style:font-name-complex="Tahoma" style:font-size-complex="11pt" style:font-weight-complex="normal"/>
    </style:style>
    <style:style style:name="T198" style:family="text">
      <style:text-properties style:use-window-font-color="true" style:font-name="Arial" fo:font-size="11pt" fo:language="es" fo:country="ES" fo:font-style="normal" style:text-underline-style="none" fo:font-weight="normal" officeooo:rsid="00918b29" fo:background-color="transparent" style:font-name-asian="Times New Roman" style:font-size-asian="11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99" style:family="text">
      <style:text-properties style:use-window-font-color="true" style:font-name="Arial" fo:font-size="11pt" fo:language="es" fo:country="ES" fo:font-style="normal" style:text-underline-style="none" fo:font-weight="normal" officeooo:rsid="00918b29" fo:background-color="transparent" style:font-name-asian="Times New Roman" style:font-size-asian="11pt" style:language-asian="es" style:country-asian="CO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200" style:family="text">
      <style:text-properties style:use-window-font-color="true" style:font-name="Arial" fo:font-size="11pt" fo:language="es" fo:country="ES" fo:font-style="normal" style:text-underline-style="none" fo:font-weight="bold" officeooo:rsid="00918b29" fo:background-color="transparent" style:font-name-asian="Times New Roman" style:font-size-asian="11pt" style:language-asian="zh" style:country-asian="CN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201" style:family="text">
      <style:text-properties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text-emphasize="none"/>
    </style:style>
    <style:style style:name="T202" style:family="text">
      <style:text-properties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weight-complex="bold" style:text-emphasize="none"/>
    </style:style>
    <style:style style:name="T203" style:family="text">
      <style:text-properties officeooo:rsid="00dd1f4b"/>
    </style:style>
    <style:style style:name="T204" style:family="text">
      <style:text-properties officeooo:rsid="006b87f0"/>
    </style:style>
    <style:style style:name="T205" style:family="text">
      <style:text-properties officeooo:rsid="006e6be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3">Entre los suscritos _______________________________________________</text:span><text:span text:style-name="T16">, <text:s/>identificad</text:span><text:span text:style-name="T21">o (</text:span><text:span text:style-name="T17">a</text:span><text:span text:style-name="T21">)</text:span><text:span text:style-name="T16"> con la cédula de ciudadanía No. _______________</text:span><text:span text:style-name="T18">de _________</text:span><text:span text:style-name="T23">, </text:span><text:span text:style-name="T16">obrando en su condición de Subdirector </text:span><text:span text:style-name="T21">(a)</text:span><text:span text:style-name="T16">, según Resolución de nombramiento No. _____ del __ de _________de 20__ y Acta de Posesión No. _____ del __ de ______ de 20__, quien actúa en nombre y representación del</text:span><text:span text:style-name="T22"> </text:span><text:span text:style-name="T12">INSTITUTO DISTRITAL DE RECREACIÓN Y DEPOR</text:span><text:span text:style-name="T10">TE</text:span><text:span text:style-name="T14">, con NIT 860.061.099-1, establecimiento público de orden Distrital, creado mediante Acuerdo 4 de 1978 del Consejo de Bogotá, D.C, debidamente </text:span><text:span text:style-name="T198">facultado por la Ley 80 de 1993, el decreto Ley 1421 de 1993, la Ley 1150 de 2007, Decreto 1510 de 2013 y en ejercicio de la delegación conferida por la Resolución <text:s/>No. 198 de 2013 o las que la sustituyan o modifiquen, y quien para efectos del presente contrato, se denominará el </text:span><text:span text:style-name="T200">IDRD</text:span><text:span text:style-name="T198"> por una parte y po</text:span><text:span text:style-name="T199">r la otra</text:span><text:span text:style-name="T25">,</text:span><text:span text:style-name="T38"> </text:span><text:span text:style-name="T25">____________________________</text:span><text:span text:style-name="T26">, </text:span><text:span text:style-name="T27">mayor de edad y vecino </text:span><text:span text:style-name="T33">(a)</text:span><text:span text:style-name="T27"> de la ciudad Bogotá D.C.,</text:span><text:span text:style-name="T28"> identificad</text:span><text:span text:style-name="T29">o </text:span><text:span text:style-name="T33">(a) </text:span><text:span text:style-name="T28"><text:s/>con la Cédula de </text:span><text:span text:style-name="T30">Ciudadanía</text:span><text:span text:style-name="T31"> </text:span><text:span text:style-name="T28">Número_____</text:span><text:span text:style-name="T34">_______</text:span><text:span text:style-name="T15">, </text:span><text:span text:style-name="T35">con capacidad para contratar, quien manifiesta </text:span><text:span text:style-name="T36">no estar</text:span><text:span text:style-name="T28"> incurso </text:span><text:span text:style-name="T32">(a)</text:span><text:span text:style-name="T49"> </text:span><text:span text:style-name="T50">en las causales </text:span><text:span text:style-name="T53">de inhabilidad e incompatibilidad contempladas </text:span><text:span text:style-name="T51">en la Constitución Nacional, el artículo 8 de la Ley 80 de 1993, <text:s/>articulo 18 <text:s/>de la Ley 1150 de 2007, artículos 1 a 4 <text:s/>de la Ley 1474 de 2011 y en las demás disposiciones legales vigentes</text:span><text:span text:style-name="T53">, ni incluido en el Boletín de Responsables Fiscales de la Contraloría General de la República, y en caso de sobrevenirle alguna lo informará inmediatamente al </text:span><text:span text:style-name="T54">IDRD </text:span><text:span text:style-name="T53">para lo pertinente</text:span><text:span text:style-name="T52">, </text:span><text:span text:style-name="T55">quien en adelante y para efectos del presente contrato se denominará el (la) </text:span><text:span text:style-name="T66">CONTRATISTA</text:span><text:span text:style-name="T56">,</text:span><text:span text:style-name="T55"> acordamos celebrar el presente Contrato de Prestación</text:span><text:span text:style-name="T57"> de Servicios </text:span><text:span text:style-name="T58">de </text:span><text:span text:style-name="T59">Profesionales</text:span><text:span text:style-name="T55">, el cual se regirá por las siguientes cláusulas: </text:span><text:span text:style-name="T67">CLÁUSULA</text:span><text:span text:style-name="T55"> </text:span><text:span text:style-name="T85">PRIMERA.-OBJETO</text:span><text:span text:style-name="T65">: </text:span><text:span text:style-name="T201">“ _________________________________________________________________________________________________________________________”.</text:span><text:span text:style-name="T91"> </text:span><text:span text:style-name="T67">CLÁUSULA</text:span><text:span text:style-name="T187"> </text:span><text:span text:style-name="T86">SEGUNDA.-</text:span><text:span text:style-name="T56"> </text:span><text:span text:style-name="T86">OBLIGACIONES DEL CONTRATISTA</text:span><text:span text:style-name="T66">: a) OBLIGACIONES GENERALES: </text:span><text:span text:style-name="T74">1.</text:span><text:span text:style-name="T92"> Cumplir con el objeto del contrato, en la forma y tiempo requerido y pactado. </text:span><text:span text:style-name="T74">2.</text:span><text:span text:style-name="T92"> Presentar el pago al sistema general de seguridad social en salud, pensión y riesgos profesionales, de conformidad con la ley 100 de 1993 y sus decretos reglamentarios.</text:span><text:span text:style-name="T74"> 3.</text:span><text:span text:style-name="T92"> Brindar un buen trato y respeto a los funcionarios del Instituto, así como a los clientes externos. </text:span><text:span text:style-name="T74">4.</text:span><text:span text:style-name="T92"> Responder civil y penalmente tanto por el cumplimiento de las obligaciones derivadas de este contrato, como por los hechos u omisiones que le fueren imputables y causen daño o perjuicio a la entidad de acuerdo con el artículo 52 de la ley 80 de 1993. </text:span><text:span text:style-name="T74">5.</text:span><text:span text:style-name="T92"> Cumplir con la calidad y oportunidad requerida la implementación y mejoramiento continuo del sistema de gestión de calidad –SGC- y del modelo Estándar de Control Interno-MECI, dentro de los parámetros de la norma técnica y de acuerdo con las directivas de la administración del IDRD. </text:span><text:span text:style-name="T74">6.</text:span><text:span text:style-name="T92"> </text:span><text:span text:style-name="T93">De conformidad a las obligaciones especificas, cumplir y hacer cumplir la normatividad en materia ambiental expedida por el Gobierno Nacional y Distrital. </text:span><text:span text:style-name="T75">7.</text:span><text:span text:style-name="T94"> </text:span><text:span text:style-name="T92">Velar y responder por el uso, manejo y conservación de los equipos, muebles y bienes confiados por el IDRD para su guarda o administración, requeridos para el cumplimiento del objeto contractual.</text:span><text:span text:style-name="T74"> </text:span><text:span text:style-name="T75">8</text:span><text:span text:style-name="T74">. </text:span><text:span text:style-name="T92">Mantener estricta reserva y confidencialidad sobre la información que conozca por causa o con ocasión de la ejecución del contrato. </text:span><text:span text:style-name="T75">9</text:span><text:span text:style-name="T74">. </text:span><text:span text:style-name="T92">Atender las recomendaciones y sugerencias relacionadas con el objeto y obligaciones que realice la supervisión del contrato</text:span><text:span text:style-name="T74">. </text:span><text:span text:style-name="T75">10</text:span><text:span text:style-name="T74">.</text:span><text:span text:style-name="T92"> Presentar un informe mensual de sus actividades, al supervisor del contrato. </text:span><text:span text:style-name="T74">1</text:span><text:span text:style-name="T75">1</text:span><text:span text:style-name="T74">.</text:span><text:span text:style-name="T92"> En caso de presentarse incapacidad médica certificada por la EPS correspondiente, el CONTRATISTA deberá avisar oportunamente con el fin de suspender la ejecución del contrato.</text:span><text:span text:style-name="T74"> 1</text:span><text:span text:style-name="T75">2</text:span><text:span text:style-name="T74">.</text:span><text:span text:style-name="T92"> Si por alguna circunstancia el CONTRATISTA solicita la terminación anticipada del contrato deberá hacerlo dentro de los 30 días </text:span><text:soft-page-break/><text:span text:style-name="T92">anteriores a la misma, reservándose el IDRD las razones que tenga para no autorizarla, evitando que se vea afectada la prestación del servicio. </text:span><text:span text:style-name="T74">1</text:span><text:span text:style-name="T75">3</text:span><text:span text:style-name="T74">.</text:span><text:span text:style-name="T92"> Recibir mediante comprobante de traslado o salida del Almacén del IDRD, los bienes que le sean entregados al inicio del contrato, para la ejecución del objeto. </text:span><text:span text:style-name="T74">1</text:span><text:span text:style-name="T75">4</text:span><text:span text:style-name="T74">.</text:span><text:span text:style-name="T92"> Suscribir con el último informe de actividades el comprobante de traslado o reintegro de los bienes que le fueron entregados al inicio del contrato, para la ejecución del objeto, al supervisor del mismo o al jefe inmediato.</text:span><text:span text:style-name="T74"> 1</text:span><text:span text:style-name="T75">5</text:span><text:span text:style-name="T74">.</text:span><text:span text:style-name="T92"> Allegar el Certificado de cumplimiento expedido por el Almacén General del IDRD, junto con el informe final de actividades </text:span><text:span text:style-name="T93">y archivos magnéticos de las actividades realizada durante la ejecución contractual,</text:span><text:span text:style-name="T92"> para el último pago. </text:span><text:span text:style-name="T74">1</text:span><text:span text:style-name="T75">6</text:span><text:span text:style-name="T74">. </text:span><text:span text:style-name="T92">Responder al supervisor del contrato de todas las labores encomendadas, de conformidad con el objeto contractual y que estén asignadas dentro del sistema de gestión documental “Orfeo”.</text:span><text:span text:style-name="T74">1</text:span><text:span text:style-name="T75">7</text:span><text:span text:style-name="T74">.</text:span><text:span text:style-name="T92"> Portar el carné de contratista mientras se encuentre en las instalaciones del IDRD. </text:span><text:span text:style-name="T74">1</text:span><text:span text:style-name="T75">8</text:span><text:span text:style-name="T74">. </text:span><text:span text:style-name="T92">Dar cumplimiento con lo establecido en el artículo 90 de la Ley 418 de 1997, modificado por el artículo 31 de la Ley 782 de 2002 y en concordancia con el artículo12 de la Ley 1150 de 2007. </text:span><text:span text:style-name="T74">1</text:span><text:span text:style-name="T75">9</text:span><text:span text:style-name="T74">.</text:span><text:span text:style-name="T92"> Conocer la Política Publica de Deporte, Recreación y Actividad Física y Parques para Bogotá 2009-2019 denominada “Bogotá Mas Activa”, la cual debe ser consultada en la pagina web </text:span><text:a xlink:type="simple" xlink:href="http://www.culturarecreacionydeporte.gov.co/"><text:span text:style-name="Internet_20_link"><text:span text:style-name="T92">www.culturarecreacionydeporte.gov.co</text:span></text:span></text:a><text:span text:style-name="T92"> </text:span><text:span text:style-name="T75">20</text:span><text:span text:style-name="T74">. </text:span><text:span text:style-name="T92">Utilizar para el cumplimiento del objeto contractual, todos los sistemas de información con que cuente la Entidad. </text:span><text:span text:style-name="T74">2</text:span><text:span text:style-name="T75">1</text:span><text:span text:style-name="T74">. </text:span><text:span text:style-name="T113">Cumplir con las normas del Sistema General de Riesgos Laborales y practicarse por su cuenta y riesgo los exámenes médicos ocupacionales de conformidad con lo previsto en los artículos 16 y 18 del Decreto 0723 de 2013, los cuales deberá</text:span><text:span text:style-name="T114">n ser entregados <text:s/>al supervisor del contra</text:span><text:span text:style-name="T115">to</text:span><text:span text:style-name="T114">.</text:span><text:span text:style-name="T78"> </text:span><text:span text:style-name="T76">2</text:span><text:span text:style-name="T75">2</text:span><text:span text:style-name="T76">.</text:span><text:span text:style-name="T92"> Las demás que se requieren para el cumplimiento del objeto del presente contrato que se originen de su naturaleza y de los estudios previos.- PRODUCTOS.-Informes mensuales de actividades detallado para el cumplimiento de las obligaciones contractuales.- L</text:span><text:span text:style-name="T95">o</text:span><text:span text:style-name="T92">s demás informes que a solicitud del Supervisor sean requeridos</text:span><text:span text:style-name="T77">.</text:span><text:span text:style-name="T66"> </text:span><text:span text:style-name="T125">b</text:span><text:span text:style-name="T126">) OBLIGACIONES ESPECIFICAS</text:span><text:span text:style-name="T134">:______</text:span><text:span text:style-name="T80">1. ______________________________________________________________</text:span><text:span text:style-name="T188">._____ </text:span><text:span text:style-name="T192">2.</text:span><text:span text:style-name="T188"> ___</text:span><text:span text:style-name="T189">____________________________________________________________</text:span><text:span text:style-name="T188">.______ </text:span><text:span text:style-name="T191">3.</text:span><text:span text:style-name="T188"> ___</text:span><text:span text:style-name="T189">__________________________________________________</text:span><text:span text:style-name="T188">.___________ </text:span><text:span text:style-name="T191">4.</text:span><text:span text:style-name="T188"> ___</text:span><text:span text:style-name="T189">____________________________________________</text:span><text:span text:style-name="T191">5.________________________</text:span><text:span text:style-name="T188">________________________________</text:span><text:span text:style-name="T191">6.</text:span><text:span text:style-name="T188"> ___</text:span><text:span text:style-name="T189">______________________</text:span><text:span text:style-name="T188"> </text:span><text:span text:style-name="T191">7.</text:span><text:span text:style-name="T188"> ___</text:span><text:span text:style-name="T189">________________________________</text:span><text:span text:style-name="T188">. </text:span><text:span text:style-name="T191">8.</text:span><text:span text:style-name="T188"> ____</text:span><text:span text:style-name="T189">______________________________________________________________________________________</text:span><text:span text:style-name="T188">. </text:span><text:span text:style-name="T191">9.</text:span><text:span text:style-name="T188"> __________________________. </text:span><text:span text:style-name="T116">CLÁUSULA</text:span><text:span text:style-name="T197"> </text:span><text:span text:style-name="T141">TERCERA. OBLIGACIONES DEL IDRD</text:span><text:span text:style-name="T143">: </text:span><text:span text:style-name="T132">1.</text:span><text:span text:style-name="T143"> Exigir del (la) </text:span><text:span text:style-name="T132">CONTRATISTA </text:span><text:span text:style-name="T143">la ejecución idónea del objeto del contrato. </text:span><text:span text:style-name="T132">2.</text:span><text:span text:style-name="T143"> Pagar el valor del presente contrato en la forma </text:span><text:span text:style-name="T144">y plazos </text:span><text:span text:style-name="T143"><text:s/>pactad</text:span><text:span text:style-name="T144">os, para lo cual deberá expedir la reserva o registro presupuestal, por conducto del responsable del Área de Presupuesto</text:span><text:span text:style-name="T143">. </text:span><text:span text:style-name="T132">3.</text:span><text:span text:style-name="T143"> Vigilar la debida y oportuna </text:span><text:span text:style-name="T133">ejecución del contrato y el cumplimiento de todas las obligaciones contractuales</text:span><text:span text:style-name="T126">. </text:span><text:span text:style-name="T127">4.</text:span><text:span text:style-name="T133"> Suministrar oportunamente la información y el apoyo que requiera el (la) </text:span><text:span text:style-name="T126">CONTRATISTA</text:span><text:span text:style-name="T133"> para el cumplimiento de sus obligaciones contractuales. </text:span><text:span text:style-name="T67">CLÁUSULA</text:span><text:span text:style-name="T133"> </text:span><text:span text:style-name="T142">CUARTA. VALOR DEL CONTRATO</text:span><text:span text:style-name="T125">:</text:span><text:span text:style-name="T133"> P</text:span><text:span text:style-name="T60">ara todos los efectos l</text:span><text:span text:style-name="T96">egales y fiscales el valor total del presente contrato corresponde a la suma de _____________________________________</text:span><text:span text:style-name="T73">PESOS</text:span><text:span text:style-name="T97"> </text:span><text:span text:style-name="T191">M</text:span><text:span text:style-name="T193">ONEDA LEGAL COLOMBIANA </text:span><text:span text:style-name="T191">($ __________)</text:span><text:span text:style-name="T188"> </text:span><text:span text:style-name="T99"><text:s/>valor este que incluye</text:span><text:span text:style-name="T96"> todos los gastos, contribuciones, tasas, </text:span><text:span text:style-name="T98">descuentos y </text:span><text:span text:style-name="T96"><text:s/>demás impuestos a que haya lugar y en que deba incurrir el (la) CONTRATISTA para el cumplimiento del objeto del contrato</text:span><text:span text:style-name="T61">, financiado </text:span><text:soft-page-break/><text:span text:style-name="T61">con recursos del Instituto Distrital </text:span><text:span text:style-name="T62">de</text:span><text:span text:style-name="T61"> Recreación y </text:span><text:span text:style-name="T62">de</text:span><text:span text:style-name="T61"> Deporte – IDRD, correspondientes a la vigencia fiscal del año 201</text:span><text:span text:style-name="T63">5</text:span><text:span text:style-name="T61">, </text:span><text:span text:style-name="T62">con </text:span><text:span text:style-name="T64">cargo al</text:span><text:span text:style-name="T61"> </text:span><text:span text:style-name="T99">Certificado de Disponibilidad Presupuestal </text:span><text:span text:style-name="T111">No. _____</text:span><text:span text:style-name="T110">del ___</text:span><text:span text:style-name="T112">/__/20__</text:span><text:span text:style-name="T118">,</text:span><text:span text:style-name="T117"> </text:span><text:span text:style-name="T119">del proyecto</text:span><text:span text:style-name="T120"> </text:span><text:span text:style-name="T121">denominado</text:span><text:span text:style-name="T122"> “ __</text:span><text:span text:style-name="T123">____________________</text:span><text:span text:style-name="T122">”.</text:span><text:span text:style-name="T143"> </text:span><text:span text:style-name="T79">CLÁUSULA </text:span><text:span text:style-name="T141">QUINTA. FORMA DE PAGO</text:span><text:span text:style-name="T131">:</text:span><text:span text:style-name="T143"> </text:span><text:span text:style-name="T190">El valor del contrato ser</text:span><text:span text:style-name="T188">á cancelado por el IDRD en pagos mensuales a razón de _______________________________</text:span><text:span text:style-name="T202">PESOS MONEDA LEGAL COLOMBIANA ($ ________), </text:span><text:span text:style-name="T188">dentro de los diez días hábiles siguientes al cumplimiento del mes respectivo, previa presentación del informe mensual de actividades por parte del contratista y la certificación expedida por el supervisor del contrato sobre la correcta ejecución del mismo. </text:span><text:span text:style-name="T145"><text:s/></text:span><text:span text:style-name="T128">PARAGRAFO PRIMERO:</text:span><text:span text:style-name="T137"> El primer pago se efectuará por el periodo comprendido entre la fecha de suscripción del acta de inicio y el día 25 del mismo mes. Del segundo pago en adelante se realizará por periodo vencido hasta el 25 de cada mes y el último pago se realizará una vez terminado el contrato, previa certificación del supervisor sobre el cumplimiento a satisfacción del mismo. </text:span><text:span text:style-name="T100"><text:s/></text:span><text:span text:style-name="T79">CLÁUSULA</text:span><text:span text:style-name="T133"> </text:span><text:span text:style-name="T142">SEXTA. PLAZO</text:span><text:span text:style-name="T125">:</text:span><text:span text:style-name="T133"> El plazo de ejecución del con</text:span><text:span text:style-name="T101">trato será de </text:span><text:span text:style-name="T81"><text:s/>____(__) MESES</text:span><text:span text:style-name="T102"> </text:span><text:span text:style-name="T101">contad</text:span><text:span text:style-name="T133">os a partir de </text:span><text:span text:style-name="T135">la suscripción del</text:span><text:span text:style-name="T133"> acta de iniciación una vez perfeccionado el contrato y cumplidos los requisitos de ejecución.</text:span><text:span text:style-name="T146"> </text:span><text:span text:style-name="T101">Dicha Acta deberá ser suscrita por el contratista y el supervisor de la misma dentro de los tres (3) días siguientes a la firma del contrato y remitir el original a la oficina correspondiente</text:span><text:span text:style-name="T133"> <text:s/></text:span><text:span text:style-name="T67">CLÁUSULA </text:span><text:span text:style-name="T68">SÉPTIMA.</text:span><text:span text:style-name="T142"> EXCLUSIÓN DE RELACIÓN LABORAL</text:span><text:span text:style-name="T125">: </text:span><text:span text:style-name="T133">Los servicios contratados se ejecutaran de manera autónoma y sin subordinación, razón por lo cual no genera relación laboral ni prestaciones sociales y ningún tipo de costos distintos al valor acordado en la cláusula cuarta de este contrato, de conformidad con lo preceptuado en el numeral 4° del artículo 32 de la Ley 80 de 1993 concordante con el numeral 29 del artículo 48 de la Ley 734 de 2.002 Código Disciplinario Único. </text:span><text:span text:style-name="T67">CLÁUSULA</text:span><text:span text:style-name="T133"> </text:span><text:span text:style-name="T142">OCTAVA. <text:s/></text:span><text:span text:style-name="T42">CADUCIDAD, MODIFICACIÓN, TERMINACIÓN E INTERPRETACIÓN UNILATERAL</text:span><text:span text:style-name="T39">.</text:span><text:span text:style-name="T44"> Se entienden incorporadas las cláusulas previstas en los artículos 14 al 18 de la Ley 80 de 1993.</text:span><text:span text:style-name="T125"> </text:span><text:span text:style-name="T67">CLÁUSULA</text:span><text:span text:style-name="T125"> </text:span><text:span text:style-name="T142">NOVENA. SUSPENSIÓN DEL CONTRATO</text:span><text:span text:style-name="T125">: </text:span><text:span text:style-name="T133">El plazo de ejecución del contrato podrá suspenderse en los siguientes eventos: </text:span><text:span text:style-name="T125">a)</text:span><text:span text:style-name="T133"> Por circunstancias de fuerza mayor o caso fortuito. </text:span><text:span text:style-name="T125">b)</text:span><text:span text:style-name="T133"> Por mutuo acuerdo, siempre que de ello no se deriven mayores costos para el </text:span><text:span text:style-name="T125">IDRD</text:span><text:span text:style-name="T133">, ni se causen otros perjuicios. </text:span><text:span text:style-name="T125">c)</text:span><text:span text:style-name="T133"> Por incapacidad del </text:span><text:span text:style-name="T125">CONTRATISTA</text:span><text:span text:style-name="T133"> de prestar sus servicios de manera personal. La suspensión se hará constar en acta motivada, suscrita por las partes. </text:span><text:span text:style-name="T67">CLÁUSULA </text:span><text:span text:style-name="T142">DÉCIMA - CESIÓN</text:span><text:span text:style-name="T125">: </text:span><text:span text:style-name="T146">El (la)</text:span><text:span text:style-name="T125"> CONTRATISTA</text:span><text:span text:style-name="T133"> no podrá ceder el presente contrato a persona alguna natural o jurídica, nacional o extranjera sin el consentimiento previo y escrito del </text:span><text:span text:style-name="T125">IDRD</text:span><text:span text:style-name="T133"> pudiendo este reservarse las razones que tenga para negar la autorización de la cesión. </text:span><text:span text:style-name="T67">CLÁUSULA</text:span><text:span text:style-name="T133"> </text:span><text:span text:style-name="T142">DÉCIMA PRIMERA. SUBCONTRATOS</text:span><text:span text:style-name="T125">: </text:span><text:span text:style-name="T146">El <text:s/>(la) </text:span><text:span text:style-name="T125">CONTRATISTA</text:span><text:span text:style-name="T133"> no podrá subcontratar el presente contrato a persona natural o jurídica, nacional o extranjera alguna. En todos los casos el (la) </text:span><text:span text:style-name="T125">CONTRATISTA</text:span><text:span text:style-name="T133"> es el único responsable por la celebración de subcontratos y el IDRD no adquirirá vínculo alguno con los subcontratistas. </text:span><text:span text:style-name="T67">CLÁUSULA </text:span><text:span text:style-name="T142">DÉCIMA <text:s/>SEGUNDA. PERFECCIONAMIENTO Y REQUISITOS DE EJECUCIÓN:</text:span><text:span text:style-name="T133"> </text:span><text:span text:style-name="T152">El presente contrato se perfecciona con el acuerdo de voluntades de las partes y la suscripción del mismo. Requiere para su ejecución: </text:span><text:span text:style-name="T155">a)</text:span><text:span text:style-name="T152"> Expedición del registro presupuestal correspondiente. </text:span><text:span text:style-name="T156">b</text:span><text:span text:style-name="T157">)</text:span><text:span text:style-name="T153"> </text:span><text:span text:style-name="T154">Entrega del certificado de examen médico ocupacional </text:span><text:span text:style-name="T158">c)</text:span><text:span text:style-name="T153"> </text:span><text:span text:style-name="T152">Suscripción del acta de inicio</text:span><text:span text:style-name="T133">. </text:span><text:span text:style-name="T67">CLÁUSULA</text:span><text:span text:style-name="T133"> </text:span><text:span text:style-name="T142">DÉCIMA TERCERA. <text:s/>MULTAS</text:span><text:span text:style-name="T125">: </text:span><text:span text:style-name="T133">En caso de incumplimiento parcial o total de las obligaciones adquiridas por el contratista en virtud del presente contrato, el IDRD podrá imponer multas diarias y sucesivas equivalentes al uno por mil del valor del presente contrato, </text:span><text:soft-page-break/><text:span text:style-name="T133">las cuales entre si no podrán exceder el diez por ciento (10%) del valor del mismo, según la gravedad del incumplimiento. </text:span><text:span text:style-name="T125">PARÁGRAFO PRIMERO: PROCEDIMIENTO PARA IMPOSICIÓN DE MULTAS: </text:span><text:span text:style-name="T133">El procedimiento aplicable será el establecido en el artículo 86 de la Ley 1474 de 2011 y en la </text:span><text:span text:style-name="T136">R</text:span><text:span text:style-name="T133">esolución IDRD No. 579 de 2011. </text:span><text:span text:style-name="T125">PARÁGRAFO SEGUNDO: </text:span><text:span text:style-name="T133">De conformidad con lo establecido en el parágrafo del artículo 17 de la Ley 1150 de 2007, el (la) </text:span><text:span text:style-name="T125">CONTRATISTA</text:span><text:span text:style-name="T133"> autoriza al </text:span><text:span text:style-name="T125">IDRD </text:span><text:span text:style-name="T133">para compensar el valor por concepto de multas de las cuentas mensuales pendientes de pago a su favor. </text:span><text:span text:style-name="T67">CLÁUSULA</text:span><text:span text:style-name="T133"> </text:span><text:span text:style-name="T142">DÉCIMA CUARTA - CLÁUSULA PENAL PECUNIARIA</text:span><text:span text:style-name="T125">:</text:span><text:span text:style-name="T133"> Así mismo en caso de incumplimiento total o parcial de cualquiera de las obligaciones a cargo del (la) </text:span><text:span text:style-name="T125">CONTRATISTA</text:span><text:span text:style-name="T133">, o que se declare la caducidad, habrá lugar al pago de una sanción pecuniaria del veinte por ciento (20%) del valor total del contrato, <text:s/>sin que el pago de la pena extinga la obligación principal o el pago de los perjuicios causados. </text:span><text:span text:style-name="T125">PARÁGRAFO PRIMERO: </text:span><text:span text:style-name="T133">De conformidad con lo establecido en el parágrafo del artículo 17 de la Ley 1150 de 2007, el (la) </text:span><text:span text:style-name="T125">CONTRATISTA</text:span><text:span text:style-name="T133">, autoriza al </text:span><text:span text:style-name="T125">IDRD</text:span><text:span text:style-name="T133"> para compensar el valor por concepto de la cláusula penal pecuniaria, de las sumas que resulten a su favor al momento de la liquidación del contrato. </text:span><text:span text:style-name="T67">CLÁUSULA </text:span><text:span text:style-name="T142">DÉCIMA QUINTA. SUPERVISIÓN</text:span><text:span text:style-name="T125">:</text:span><text:span text:style-name="T133"> </text:span><text:span text:style-name="T107"><text:s/>El seguimiento de las obligaciones y verificación del cumplimiento del objeto que genere el presente contrato será ejercido por ___________________________, </text:span><text:span text:style-name="T188">o quien haga sus veces,</text:span><text:span text:style-name="T107"> quien realizará la supervisión del contrato y avalará los pagos en los términos establecidos en la forma de pago.</text:span><text:span text:style-name="T124"> </text:span><text:span text:style-name="T82">PARÁGRAFO</text:span><text:span text:style-name="T83"> PRIMERO: </text:span><text:span text:style-name="T107">El supervisor del contrato tendrá </text:span><text:span text:style-name="T108">adicional a</text:span><text:span text:style-name="T107"> las obligaciones establecidas </text:span><text:span text:style-name="T108">por</text:span><text:span text:style-name="T107"> la ley, las siguientes:</text:span><text:span text:style-name="T83"> 1).</text:span><text:span text:style-name="T107"> </text:span><text:span text:style-name="T109">D</text:span><text:span text:style-name="T107">isponer</text:span><text:span text:style-name="T103"> e informar sobre lo inherente al contrato. </text:span><text:span text:style-name="T84">2).</text:span><text:span text:style-name="T103"> </text:span><text:span text:style-name="T104">E</text:span><text:span text:style-name="T103">jercer la vigilancia </text:span><text:span text:style-name="T105">y control</text:span><text:span text:style-name="T103"> de la ejecución del contrato, así como <text:s/>coordinar lo atinente a la ejecución del mismo. </text:span><text:span text:style-name="T84">3).</text:span><text:span text:style-name="T103"> </text:span><text:span text:style-name="T104">V</text:span><text:span text:style-name="T103">erificar el cumplimiento del objeto y <text:s/>obligaciones contractuales, y </text:span><text:span text:style-name="T106">autorizar los pagos en los términos </text:span><text:span text:style-name="T103">allí </text:span><text:span text:style-name="T106">establecidos</text:span><text:span text:style-name="T107">. </text:span><text:span text:style-name="T83">4).</text:span><text:span text:style-name="T107"> </text:span><text:span text:style-name="T109">R</text:span><text:span text:style-name="T107">emitir copia <text:s/>a la oficina de apoyo a la contratación de la suspensión y/o suspensiones <text:s/>que se realicen al contrato, las cuales deberán ser suscritas entre el ordenador del gasto y el contratista, previo concepto técnico favorable emitido por el supervisor designado. </text:span><text:span text:style-name="T83">5). </text:span><text:span text:style-name="T109">A</text:span><text:span text:style-name="T107">llegar a la oficina de apoyo a la contratación cada uno de los <text:s/>informes mensuales de actividades presentados por el contratista. <text:s/></text:span><text:span text:style-name="T67">CLÁUSULA</text:span><text:span text:style-name="T45"> </text:span><text:span text:style-name="T43">DÉCIMA SEXTA.</text:span><text:span text:style-name="T142"> MECANISMOS DE SOLUCIÓN DE CONTROVERSIAS CONTRACTUALES</text:span><text:span text:style-name="T125">:</text:span><text:span text:style-name="T133"> </text:span><text:span text:style-name="T138">Las partes contratantes dirimirán sus controversias contractuales agotando el procedimiento establecido <text:s/>en el </text:span><text:span text:style-name="T139">artículo 68,</text:span><text:span text:style-name="T138"> título VIII de la Ley 80 de 1993 y demás normas concordantes que regulen la materia, </text:span><text:span text:style-name="T140">para lo cual se acudirá en primer lugar al arreglo directo entre las partes y en segundo lugar a la conciliación <text:s/>extrajudicial o judicial. </text:span><text:span text:style-name="T67">CLÁUSULA </text:span><text:span text:style-name="T87">DÉCIMA SÉPTIMA</text:span><text:span text:style-name="T88"> </text:span><text:span text:style-name="T89">–</text:span><text:span text:style-name="T40"> </text:span><text:span text:style-name="T41">INDEMNIDAD: </text:span><text:span text:style-name="T37">El Contratista se obliga a indemnizar al lDRD con ocasión</text:span><text:span text:style-name="T159"> </text:span><text:span text:style-name="T37">de</text:span><text:span text:style-name="T160"> </text:span><text:span text:style-name="T37">la violación o el incumplimiento de las</text:span><text:span text:style-name="T161"> </text:span><text:span text:style-name="T37">obligaciones</text:span><text:span text:style-name="T161"> </text:span><text:span text:style-name="T37">previstas en el presente Contrato. Se</text:span><text:span text:style-name="T161"> </text:span><text:span text:style-name="T37">obliga a mantener</text:span><text:span text:style-name="T162"> </text:span><text:span text:style-name="T37">indemne a la Contratante</text:span><text:span text:style-name="T163"> </text:span><text:span text:style-name="T37">de cualquier</text:span><text:span text:style-name="T164"> </text:span><text:span text:style-name="T37">daño</text:span><text:span text:style-name="T165"> </text:span><text:span text:style-name="T37">o</text:span><text:span text:style-name="T166"> </text:span><text:span text:style-name="T37">perjuicio</text:span><text:span text:style-name="T167"> </text:span><text:span text:style-name="T37">originado</text:span><text:span text:style-name="T168"> </text:span><text:span text:style-name="T37">en</text:span><text:span text:style-name="T168"> </text:span><text:span text:style-name="T37">reclamaciones de</text:span><text:span text:style-name="T160"> </text:span><text:span text:style-name="T37">terceros</text:span><text:span text:style-name="T165"> </text:span><text:span text:style-name="T37">que</text:span><text:span text:style-name="T169"> </text:span><text:span text:style-name="T37">tengan como</text:span><text:span text:style-name="T170"> </text:span><text:span text:style-name="T37">causa sus actuaciones hasta</text:span><text:span text:style-name="T171"> </text:span><text:span text:style-name="T37">por</text:span><text:span text:style-name="T162"> </text:span><text:span text:style-name="T37">el</text:span><text:span text:style-name="T172"> </text:span><text:span text:style-name="T37">monto</text:span><text:span text:style-name="T164"> </text:span><text:span text:style-name="T37">del</text:span><text:span text:style-name="T173"> </text:span><text:span text:style-name="T37">daño</text:span><text:span text:style-name="T165"> </text:span><text:span text:style-name="T37">o</text:span><text:span text:style-name="T174"> </text:span><text:span text:style-name="T37">perjuicio</text:span><text:span text:style-name="T175"> </text:span><text:span text:style-name="T37">causado y</text:span><text:span text:style-name="T176"> </text:span><text:span text:style-name="T37">hasta</text:span><text:span text:style-name="T163"> </text:span><text:span text:style-name="T37">por</text:span><text:span text:style-name="T177"> </text:span><text:span text:style-name="T37">el valor</text:span><text:span text:style-name="T165"> </text:span><text:span text:style-name="T37">del</text:span><text:span text:style-name="T160"> </text:span><text:span text:style-name="T37">presente Contrato y</text:span><text:span text:style-name="T178"> </text:span><text:span text:style-name="T37">mantener indemne al lDRD por cualquier obligación de carácter laboral o</text:span><text:span text:style-name="T178"> </text:span><text:span text:style-name="T37">relacionado que</text:span><text:span text:style-name="T179"> </text:span><text:span text:style-name="T37">se originen</text:span><text:span text:style-name="T180"> </text:span><text:span text:style-name="T37">en el</text:span><text:span text:style-name="T165"> </text:span><text:span text:style-name="T37">incumplimiento de las obligaciones laborales que el Contratista asume frente</text:span><text:span text:style-name="T163"> </text:span><text:span text:style-name="T37">al</text:span><text:span text:style-name="T180"> </text:span><text:span text:style-name="T37">personal, subordinados</text:span><text:span text:style-name="T181"> </text:span><text:span text:style-name="T37">o terceros que se vinculen a</text:span><text:span text:style-name="T182"> </text:span><text:span text:style-name="T37">la ejecución de las obligaciones</text:span><text:span text:style-name="T183"> </text:span><text:span text:style-name="T37">derivadas del presente Contrato. <text:s/></text:span><text:span text:style-name="T67">CLÁUSULA </text:span><text:span text:style-name="T87">DÉCIMA OCTAVA</text:span><text:span text:style-name="T88"> </text:span><text:span text:style-name="T90">|</text:span><text:span text:style-name="T89">–</text:span><text:span text:style-name="T40"> </text:span><text:span text:style-name="T41">RESPONSABILIDAD: </text:span><text:span text:style-name="T37">El (la) contratista es responsable por el cumplimiento del objeto del presente contrato, será responsable por los daños que ocasione sus empleados y/o los empleados de sus subcontratistas al IDRD en la ejecución del presente contrato. Ninguna de las partes será responsable </text:span><text:soft-page-break/><text:span text:style-name="T37">frente a la otra o frente a terceros por daños especiales, imprevisibles o daños indirectos, derivados de fuerza mayor o caso fortuito de acuerdo con la ley. <text:s/></text:span><text:span text:style-name="T67">CLÁUSULA </text:span><text:span text:style-name="T69">DÉCIMA</text:span><text:span text:style-name="T70"> </text:span><text:span text:style-name="T71">NOVENA</text:span><text:span text:style-name="T129">.- </text:span><text:span text:style-name="T130">LUGAR DE EJECUCIÓN: </text:span><text:span text:style-name="T147">El servicio será prestado en el lugar que previamente establezca el Instituto, en la ciudad de Bogotá. </text:span><text:span text:style-name="T67">CLÁUSULA </text:span><text:span text:style-name="T69">VIGÉSIMA</text:span><text:span text:style-name="T151"> </text:span><text:span text:style-name="T130">- </text:span><text:span text:style-name="T129">PUBLICACIÓN: EL IDRD </text:span><text:span text:style-name="T148">a través del Área de Apoyo a la Contratación deberá publicar el presente contrato en la página </text:span><text:span text:style-name="T149">web de </text:span><text:span text:style-name="T150">del</text:span><text:span text:style-name="T149"> SECOP, </text:span><text:span text:style-name="T148">de conformidad con los términos del artículo</text:span><text:span text:style-name="T140"> 19 del <text:s/>Decreto 1510 de 2013. </text:span><text:span text:style-name="T67">CLÁUSULA </text:span><text:span text:style-name="T69">VIGÉSIMA</text:span><text:span text:style-name="T71"> PRIMERA</text:span><text:span text:style-name="T72"> </text:span><text:span text:style-name="T129">-</text:span><text:span text:style-name="T40"> </text:span><text:span text:style-name="T46">DOMICILIO Y NOTIFICACIONES:</text:span><text:span text:style-name="T47"> Para todos los efectos legales y fiscales se fija como domicilio contractual la ciudad de Bogotá D. C. </text:span><text:span text:style-name="T48">Los avisos, solicitudes, comunicaciones y notificaciones que las Partes deban hacer en desarrollo del presente Contrato deben constar por escrito y se entenderán debidamente efectuadas sólo si son entregadas personalmente o por correo electrónico a la persona y a las direcciones indicadas a continuación: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CONTRATANTE</text:p>
          </table:table-cell>
          <table:table-cell table:style-name="Tabla1.B1" office:value-type="string">
            <text:p text:style-name="P18">CONTRATISTA</text:p>
          </table:table-cell>
        </table:table-row>
        <table:table-row table:style-name="Tabla1.1">
          <table:table-cell table:style-name="Tabla1.A2" office:value-type="string">
            <text:p text:style-name="P19">Instituto Distrital De Recreacion Y Deporte -<text:span text:style-name="T203">IDRD</text:span></text:p>
          </table:table-cell>
          <table:table-cell table:style-name="Tabla1.B2" table:number-rows-spanned="2" office:value-type="string">
            <text:p text:style-name="P15">_______________________________________</text:p>
          </table:table-cell>
        </table:table-row>
        <table:table-row table:style-name="Tabla1.1">
          <table:table-cell table:style-name="Tabla1.A2" office:value-type="string">
            <text:p text:style-name="P20"><text:span text:style-name="T203">Área</text:span> de Apoyo a la Contratación 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3"><text:span text:style-name="T195">Calle 63 No. 59A - 06</text:span>calle 23 # 68-59 int 2 apto 504 </text:p>
          </table:table-cell>
          <table:table-cell table:style-name="Tabla1.B2" office:value-type="string">
            <text:p text:style-name="P16"/>
          </table:table-cell>
        </table:table-row>
        <table:table-row table:style-name="Tabla1.1">
          <table:table-cell table:style-name="Tabla1.A2" office:value-type="string">
            <text:p text:style-name="P20">6605400 Ext. 1169</text:p>
          </table:table-cell>
          <table:table-cell table:style-name="Tabla1.B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13">www.contratos.gov.co,</text:p>
          </table:table-cell>
          <table:table-cell table:style-name="Tabla1.B2" office:value-type="string">
            <text:p text:style-name="P22"/>
          </table:table-cell>
        </table:table-row>
      </table:table>
      <text:p text:style-name="P2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Instituto Distrital de Recreación y Deporte </text:p>
          </table:table-cell>
          <table:table-cell table:style-name="Tabla2.A1" office:value-type="string">
            <text:p text:style-name="P11"><text:span text:style-name="T194">CONTRATISTA</text:span><text:span text:style-name="T184"> <text:s/></text:span></text:p>
          </table:table-cell>
        </table:table-row>
      </table:table>
      <text:p text:style-name="P7"/>
      <text:p text:style-name="P24"/>
      <text:p text:style-name="P24"/>
      <text:p text:style-name="P24"/>
      <text:p text:style-name="P24"/>
      <text:p text:style-name="P2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7">–----------------------------------------------------------------</text:p>
          </table:table-cell>
          <table:table-cell table:style-name="Tabla3.A1" office:value-type="string">
            <text:p text:style-name="P26">–-----------------------------------------</text:p>
          </table:table-cell>
        </table:table-row>
        <table:table-row table:style-name="Tabla3.1">
          <table:table-cell table:style-name="Tabla3.A1" office:value-type="string">
            <text:p text:style-name="P14">Subdirector <text:span text:style-name="T205">(a) </text:span></text:p>
          </table:table-cell>
          <table:table-cell table:style-name="Tabla3.A1" office:value-type="string">
            <text:p text:style-name="P17">Contratista</text:p>
          </table:table-cell>
        </table:table-row>
      </table:table>
      <text:p text:style-name="P9"/>
      <text:p text:style-name="P10"><text:span text:style-name="T185">V</text:span><text:span text:style-name="T186">oBo: Horacio Santana Caicedo RAAC</text:span></text:p>
      <text:p text:style-name="P8">Reviso: <text:s/></text:p>
      <text:p text:style-name="P8">Proyecto: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MT" svg:font-family="ArialMT, 'Arial Unicode MS'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O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  <style:text-properties fo:language="es" fo:country="ES"/>
    </style:style>
    <style:style style:name="No_20_Spacing" style:display-name="No Spacing" style:family="paragraph">
      <style:paragraph-properties fo:orphans="0" fo:widows="0" fo:hyphenation-ladder-count="no-limit"/>
      <style:text-properties style:use-window-font-color="true" style:font-name="Calibri" fo:font-family="Calibri" style:font-family-generic="swiss" style:font-pitch="variable" fo:font-size="11pt" fo:language="es" fo:country="CO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Lista_20_con_20_números" style:display-name="Lista con números" style:family="paragraph" style:parent-style-name="List" style:list-style-name="WW8Num2">
      <style:paragraph-properties fo:margin-top="0cm" fo:margin-bottom="0.423cm" style:contextual-spacing="true" style:line-height-at-least="0.423cm" fo:text-align="justify" style:justify-single-word="false"/>
      <style:text-properties style:font-name="Arial" fo:font-family="Arial" style:font-family-generic="swiss" style:font-pitch="variable" fo:font-size="10pt" fo:letter-spacing="-0.009cm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Normal_20__28_Web_29_" style:display-name="Normal (Web)" style:family="paragraph" style:parent-style-name="Standard">
      <style:text-properties fo:language="es" fo:country="ES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O-Normal" style:family="paragraph">
      <style:paragraph-properties fo:orphans="0" fo:widows="0" fo:hyphenation-ladder-count="no-limit" style:text-autospace="none"/>
      <style:text-properties fo:color="#000000" style:font-name="Berlin Sans FB" fo:font-family="'Berlin Sans FB'" style:font-family-generic="swiss" style:font-pitch="variable" fo:font-size="12pt" fo:language="es" fo:country="ES" style:font-name-asian="Calibri" style:font-family-asian="Calibri" style:font-family-generic-asian="swiss" style:font-pitch-asian="variable" style:font-size-asian="12pt" style:language-asian="zh" style:country-asian="CN" style:font-name-complex="Berlin Sans FB" style:font-family-complex="'Berlin Sans FB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Note_20_Level_20_2" style:display-name="Note Level 2" style:family="paragraph" style:parent-style-name="Standard">
      <style:text-properties fo:language="es" fo:country="ES"/>
    </style:style>
    <style:style style:name="Pa1_2b_1" style:display-name="Pa1+1" style:family="paragraph" style:parent-style-name="LO-Normal" style:next-style-name="LO-Normal">
      <style:paragraph-properties style:line-height-at-least="0.425cm" fo:orphans="0" fo:widows="0"/>
      <style:text-properties fo:color="#000000" style:font-name="Arial" fo:font-family="Arial" style:font-family-generic="swiss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none" style:country-complex="non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fo:language="es" fo:country="CO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3" style:display-name="Body Text 3" style:family="paragraph" style:parent-style-name="Standard">
      <style:paragraph-properties fo:text-align="center" style:justify-single-word="false" style:text-autospace="none" style:punctuation-wrap="simple" style:vertical-align="baseline"/>
      <style:text-properties fo:font-size="12pt" fo:font-weight="bold" style:font-size-asian="12pt" style:font-weight-asian="bold"/>
    </style:style>
    <style:style style:name="Texto_20_sin_20_formato1" style:display-name="Texto sin formato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MARIANA" style:family="paragraph" style:parent-style-name="Heading_20_1" style:default-outline-level="" style:list-style-name="">
      <style:paragraph-properties fo:margin-left="0cm" fo:margin-right="0cm" fo:text-align="justify" style:justify-single-word="false" fo:text-indent="0cm" style:auto-text-indent="false" style:punctuation-wrap="hanging" style:vertical-align="baseline">
        <style:tab-stops>
          <style:tab-stop style:position="0.953cm"/>
          <style:tab-stop style:position="4.023cm"/>
        </style:tab-stops>
      </style:paragraph-properties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SUBTITULO_20_ARMANDO_20_" style:display-name="SUBTITULO ARMANDO " style:family="paragraph" style:parent-style-name="MARIANA"/>
    <style:style style:name="SUB_20_ADRI_20_" style:display-name="SUB ADRI " style:family="paragraph" style:parent-style-name="SUBTITULO_20_ARMANDO_20_"/>
    <style:style style:name="OJO_20_" style:display-name="OJO " style:family="paragraph" style:parent-style-name="SUB_20_ADRI_20_"/>
    <style:style style:name="BRUUUU" style:family="paragraph" style:parent-style-name="OJO_20_"/>
    <style:style style:name="KAKAK" style:family="paragraph" style:parent-style-name="BRUUUU"/>
    <style:style style:name="AAAAAAAAA" style:family="paragraph" style:parent-style-name="KAKAK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p0" style:family="paragraph" style:parent-style-name="Standard">
      <style:paragraph-properties style:line-height-at-least="0.423cm" fo:text-align="justify" style:justify-single-word="false" fo:orphans="0" fo:widows="0"/>
      <style:text-properties fo:font-size="12pt" fo:language="es" fo:country="CO" style:font-size-asian="12pt" style:font-size-complex="12pt"/>
    </style:style>
    <style:style style:name="western" style:family="paragraph" style:parent-style-name="Standard">
      <style:paragraph-properties fo:margin-top="0.494cm" fo:margin-bottom="0.21cm" style:contextual-spacing="false" style:line-height-at-least="0.176cm" fo:text-align="justify" style:justify-single-word="false"/>
      <style:text-properties fo:color="#000000"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language-asian="es" style:country-asian="CO" style:font-name-complex="Arial Narrow" style:font-family-complex="'Arial Narrow'" style:font-family-generic-complex="swiss" style:font-pitch-complex="variable"/>
    </style:style>
    <style:style style:name="FER1" style:family="paragraph" style:parent-style-name="Heading_20_1" style:default-outline-level="" style:list-style-name="">
      <style:paragraph-properties fo:margin-left="0cm" fo:margin-right="0cm" fo:text-indent="0cm" style:auto-text-indent="false" style:text-autospace="none" style:punctuation-wrap="simple" style:vertical-align="baseline">
        <style:tab-stops>
          <style:tab-stop style:position="0.953cm"/>
          <style:tab-stop style:position="4.023cm"/>
        </style:tab-stops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ER2" style:family="paragraph" style:parent-style-name="FER1" style:list-style-name="">
      <style:paragraph-properties fo:margin-left="0cm" fo:margin-right="0cm" fo:text-align="justify" style:justify-single-word="false" fo:text-indent="0cm" style:auto-text-indent="false" style:text-autospace="none" style:punctuation-wrap="simple" style:vertical-align="baseline"/>
      <style:text-properties style:font-name="Tahoma" fo:font-family="Tahoma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  <style:text-properties fo:font-size="12pt" fo:language="es" fo:country="CO" style:font-size-asian="12pt" style:font-size-complex="12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  <style:text-properties style:font-name="Arial Narrow" fo:font-family="'Arial Narrow'" style:font-family-generic="swiss" style:font-pitch="variable" fo:language="es" fo:country="ES" style:font-name-complex="Arial Narrow" style:font-family-complex="'Arial Narrow'" style:font-family-generic-complex="swiss" style:font-pitch-complex="variable"/>
    </style:style>
    <style:style style:name="Texto_20_independiente_20_31" style:display-name="Texto independiente 31" style:family="paragraph" style:parent-style-name="Standard" style:default-outline-level="">
      <style:paragraph-properties fo:margin-left="0cm" fo:margin-right="0.09cm" fo:text-align="justify" style:justify-single-word="false" fo:orphans="0" fo:widows="0" fo:hyphenation-ladder-count="no-limit" fo:text-indent="0cm" style:auto-text-indent="false" style:punctuation-wrap="hanging" style:vertical-align="baseline"/>
      <style:text-properties style:font-name="Arial1" fo:font-family="Arial" style:font-family-generic="roman" style:font-pitch="variable" fo:font-size="11pt" style:font-size-asian="11pt" style:language-asian="zh" style:country-asian="CN" style:font-name-complex="Arial2" style:font-family-complex="Arial" style:font-family-generic-complex="system" style:font-pitch-complex="variable" fo:hyphenate="false" fo:hyphenation-remain-char-count="2" fo:hyphenation-push-char-count="2"/>
    </style:style>
    <style:style style:name="Dirección_20_interior" style:display-name="Dirección interior" style:family="paragraph" style:parent-style-name="Standard" style:default-outline-level="">
      <style:paragraph-properties fo:margin-top="0cm" fo:margin-bottom="0cm" style:contextual-spacing="false" style:line-height-at-least="0.423cm" fo:text-align="justify" style:justify-single-word="false"/>
      <style:text-properties style:font-name="Garamond" fo:font-family="Garamond" style:font-family-generic="roman" style:font-pitch="variable" fo:font-size="10pt" fo:language="es" fo:country="CO" style:font-size-asian="10pt" style:font-name-complex="Garamond1" style:font-family-complex="Garamond" style:font-family-generic-complex="system" style:font-pitch-complex="variable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 Black" style:font-family-complex="'Arial Black'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 Black" style:font-family-complex="'Arial Black'" style:font-family-generic-complex="swiss" style:font-pitch-complex="variable"/>
    </style:style>
    <style:style style:name="WW8Num3z0" style:family="text">
      <style:text-properties style:use-window-font-color="true" style:font-name="Symbol" fo:font-family="Symbol" style:font-family-generic="roman" style:font-pitch="variable" style:font-charset="x-symbol" fo:font-size="11pt" fo:font-style="italic" fo:font-weight="normal" fo:background-color="transparent" style:font-name-asian="Times New Roman" style:font-family-asian="'Times New Roman'" style:font-family-generic-asian="roman" style:font-pitch-asian="variable" style:font-size-asian="11pt" style:font-style-asian="italic" style:font-weight-asian="normal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WW8Num3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Arial Black" fo:font-family="'Arial Black'" style:font-family-generic="swiss" style:font-pitch="variable" fo:font-size="9pt" fo:font-style="normal" fo:font-weight="normal" style:font-size-asian="9pt" style:font-style-asian="normal" style:font-weight-asian="normal" style:font-name-complex="Arial Black" style:font-family-complex="'Arial Black'" style:font-family-generic-complex="swiss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 Black" style:font-family-complex="'Arial Black'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 Black" style:font-family-complex="'Arial Black'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Arial Black" style:font-family-complex="'Arial Black'" style:font-family-generic-complex="swiss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fo:font-size="12pt" fo:language="es" fo:country="ES" style:font-size-asian="12pt" style:font-size-complex="12pt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language="es" fo:country="E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object2" style:family="text" style:parent-style-name="Fuente_20_de_20_párrafo_20_predeter.">
      <style:text-properties fo:color="#00008b" style:text-line-through-style="none" style:text-underline-style="none"/>
    </style:style>
    <style:style style:name="object7" style:family="text" style:parent-style-name="Fuente_20_de_20_párrafo_20_predeter."/>
    <style:style style:name="A33" style:family="text">
      <style:text-properties fo:color="#221e1f" fo:font-size="5.5pt" style:font-size-asian="5.5pt" style:font-size-complex="5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s" fo:country="CO" style:language-asian="es" style:country-asian="CO" style:font-size-complex="10pt"/>
    </style:style>
    <style:style style:name="MP2" style:family="paragraph" style:parent-style-name="Header">
      <style:text-properties style:font-name="Arial" style:font-name-complex="Arial"/>
    </style:style>
    <style:style style:name="MP3" style:family="paragraph" style:parent-style-name="Text_20_body">
      <style:paragraph-properties fo:text-align="justify" style:justify-single-word="false"/>
      <style:text-properties style:font-name="Arial" fo:font-size="11pt" officeooo:paragraph-rsid="0067f9c7" style:font-size-asian="11pt" style:font-size-complex="11pt"/>
    </style:style>
    <style:style style:name="MP4" style:family="paragraph" style:parent-style-name="Text_20_body">
      <style:text-properties fo:color="#000000" style:font-name="Tahoma1" fo:font-size="11.5pt" fo:language="es" fo:country="CO" fo:font-weight="bold" officeooo:paragraph-rsid="0018627c" fo:background-color="#ffffff" style:font-name-asian="Times New Roman1" style:font-size-asian="11.5pt" style:language-asian="es" style:country-asian="CO" style:font-weight-asian="bold" style:font-name-complex="Arial2" style:font-size-complex="11.5pt" style:language-complex="ar" style:country-complex="SA" style:font-weight-complex="bold"/>
    </style:style>
    <style:style style:name="MP5" style:family="paragraph" style:parent-style-name="Pa1_2b_1">
      <style:paragraph-properties fo:line-height="100%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color="#00000a" fo:font-size="9pt" fo:font-weight="bold" style:font-size-asian="9pt" style:font-weight-asian="bold" style:font-name-complex="Verdana1" style:font-size-complex="9pt"/>
    </style:style>
    <style:style style:name="MT2" style:family="text">
      <style:text-properties fo:color="#00000a" fo:font-weight="bold" style:font-weight-asian="bold" style:font-name-complex="Verdana1"/>
    </style:style>
    <style:style style:name="MT3" style:family="text">
      <style:text-properties fo:color="#00000a" style:font-name="Arial" fo:font-size="12pt" fo:font-weight="bold" style:font-size-asian="12pt" style:font-weight-asian="bold" style:font-name-complex="Verdana" style:font-size-complex="12pt"/>
    </style:style>
    <style:style style:name="MT4" style:family="text">
      <style:text-properties fo:color="#00000a" style:font-name="Arial" fo:font-size="12pt" fo:font-weight="bold" officeooo:rsid="00335100" style:font-size-asian="12pt" style:font-weight-asian="bold" style:font-name-complex="Verdana" style:font-size-complex="12pt"/>
    </style:style>
    <style:style style:name="MT5" style:family="text">
      <style:text-properties fo:color="#00000a" style:font-name="Arial" fo:font-size="12pt" fo:font-weight="bold" officeooo:rsid="00d61dd2" style:font-size-asian="12pt" style:font-weight-asian="bold" style:font-name-complex="Verdana" style:font-size-complex="12pt"/>
    </style:style>
    <style:style style:name="MT6" style:family="text">
      <style:text-properties fo:color="#00000a" style:font-name="Arial" fo:font-size="12pt" fo:font-weight="bold" fo:background-color="transparent" style:font-size-asian="12pt" style:font-weight-asian="bold" style:font-name-complex="Verdana" style:font-size-complex="12pt"/>
    </style:style>
    <style:style style:name="MT7" style:family="text">
      <style:text-properties fo:color="#00000a" style:font-name="Arial" fo:font-size="12pt" fo:font-weight="bold" officeooo:rsid="00a29636" fo:background-color="transparent" style:font-size-asian="12pt" style:font-weight-asian="bold" style:font-name-complex="Verdana" style:font-size-complex="12pt"/>
    </style:style>
    <style:style style:name="MT8" style:family="text">
      <style:text-properties fo:color="#00000a" fo:font-size="12pt" fo:font-weight="bold" officeooo:rsid="006c6dcf" style:font-size-asian="12pt" style:font-weight-asian="bold" style:font-name-complex="Verdana" style:font-size-complex="12pt"/>
    </style:style>
    <style:style style:name="MT9" style:family="text">
      <style:text-properties fo:color="#000000" style:font-name="Arial" fo:font-size="12pt" fo:language="es" fo:country="CO" fo:font-weight="bold" officeooo:rsid="00918b29" fo:background-color="transparent" style:font-name-asian="Times New Roman" style:font-size-asian="12pt" style:language-asian="es" style:country-asian="CO" style:font-weight-asian="bold" style:font-name-complex="Arial" style:font-size-complex="12pt" style:language-complex="ar" style:country-complex="SA" style:font-weight-complex="bold"/>
    </style:style>
    <style:style style:name="MT10" style:family="text">
      <style:text-properties fo:font-size="9pt" style:font-size-asian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3.02cm" style:num-format="1" style:print-orientation="portrait" fo:margin-top="1.251cm" fo:margin-bottom="1.251cm" fo:margin-left="3.2cm" fo:margin-right="3.2cm" style:writing-mode="lr-tb" style:layout-grid-color="#c0c0c0" style:layout-grid-lines="4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char" svg:x="6.138cm" svg:y="-0.291cm" svg:width="3.351cm" svg:height="2.083cm" draw:z-index="4"><draw:image xlink:href="Pictures/1000000000000180000000EFF3F780BE.jpg" xlink:type="simple" xlink:show="embed" xlink:actuate="onLoad"/></draw:frame></text:p>
        <text:p text:style-name="MP2"/>
        <text:p text:style-name="MP2"/>
        <text:p text:style-name="Header"/>
        <text:p text:style-name="MP3"><text:span text:style-name="MT1">10 CONTRATACIÓN DIRECTA</text:span><text:span text:style-name="MT2"> - </text:span><text:span text:style-name="MT3">CONTRATO DE <text:s/></text:span><text:span text:style-name="MT4">PRESTACIÓN DE SERVICIOS </text:span><text:span text:style-name="MT5">PROFESIONALES</text:span><text:span text:style-name="MT4"> </text:span><text:span text:style-name="MT6">No. ______</text:span><text:span text:style-name="MT7"> </text:span><text:span text:style-name="MT6">DE</text:span><text:span text:style-name="MT3"> 201__, CELEBRADO ENTRE EL INSTITUTO DISTRITAL DE RECREACIÓN Y DEPORTE Y _____________________________</text:span><text:span text:style-name="MT8">_______</text:span><text:span text:style-name="MT9">.</text:span></text:p>
        <text:p text:style-name="MP4"/>
      </style:header>
      <style:footer>
        <text:p text:style-name="MP5"><draw:frame draw:style-name="Mfr2" draw:name="gráficos1" text:anchor-type="char" svg:x="3.81cm" svg:y="-0.198cm" svg:width="4.942cm" svg:height="2.074cm" draw:z-index="5"><draw:image xlink:href="Pictures/10000000000003B80000019413D200E7.jpg" xlink:type="simple" xlink:show="embed" xlink:actuate="onLoad"/></draw:frame><draw:frame draw:style-name="Mfr2" draw:name="gráficos2" text:anchor-type="char" svg:x="12.594cm" svg:y="-0.224cm" svg:width="3.011cm" svg:height="1.974cm" draw:z-index="10"><draw:image xlink:href="Pictures/1000000000000170000000F5CA912776.jpg" xlink:type="simple" xlink:show="embed" xlink:actuate="onLoad"/></draw:frame><text:span text:style-name="A33"><text:span text:style-name="MT10">Calle 63 No. 59A - 06</text:span></text:span></text:p>
        <text:p text:style-name="MP5"><text:span text:style-name="A33"><text:span text:style-name="MT10">Tel.: 660 5400</text:span></text:span></text:p>
        <text:p text:style-name="MP5"><text:span text:style-name="A33"><text:span text:style-name="MT10">www.idrd.gov.co</text:span></text:span></text:p>
        <text:p text:style-name="MP5"><text:span text:style-name="A33"><text:span text:style-name="MT10">Info: Línea 195</text:span>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ICIAS IDRD NOTICIAS IDRD NOTICIAS IDRD NOTICIAS IDRD NOTICIAS IDRD NOTICIAS IDRD NOTICIAS IDRD</dc:title>
    <meta:initial-creator>instituto distrital para la recreación y el deporte IDR</meta:initial-creator>
    <meta:creation-date>2012-08-08T13:11:00</meta:creation-date>
    <dc:date>2015-04-30T08:46:16.439000000</dc:date>
    <meta:print-date>2015-03-13T08:08:04.890000000</meta:print-date>
    <meta:editing-cycles>73</meta:editing-cycles>
    <meta:editing-duration>PT8H56M46S</meta:editing-duration>
    <meta:generator>LibreOffice/4.1.4.2$Windows_x86 LibreOffice_project/0a0440ccc0227ad9829de5f46be37cfb6edcf72</meta:generator>
    <meta:document-statistic meta:table-count="3" meta:image-count="3" meta:object-count="0" meta:page-count="5" meta:paragraph-count="23" meta:word-count="2560" meta:character-count="17092" meta:non-whitespace-character-count="14511"/>
  </office:meta>
</office:document-meta>
</file>